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AD000001BED408DAAA9691A79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ISOCPEUR1" svg:font-family="ISOCPEUR" style:font-family-generic="swiss" style:font-pitch="variable"/>
    <style:font-face style:name="ISOCPEUR" svg:font-family="ISOCPEUR" style:font-adornments="Курсив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2.187cm" style:rel-column-width="8191*"/>
    </style:style>
    <style:style style:name="Таблица1.H" style:family="table-column">
      <style:table-column-properties style:column-width="2.189cm" style:rel-column-width="819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  <style:text-properties style:text-rotation-angle="90" style:text-rotation-scale="line-height"/>
    </style:style>
    <style:style style:name="P2" style:family="paragraph" style:parent-style-name="Frame_20_contents">
      <style:text-properties fo:language="en" fo:country="US"/>
    </style:style>
    <style:style style:name="P3" style:family="paragraph" style:parent-style-name="Frame_20_contents">
      <style:text-properties fo:language="en" fo:country="US" style:text-rotation-angle="90" style:text-rotation-scale="line-height"/>
    </style:style>
    <style:style style:name="P4" style:family="paragraph" style:parent-style-name="Frame_20_contents">
      <style:paragraph-properties fo:text-align="center" style:justify-single-word="false"/>
      <style:text-properties fo:language="en" fo:country="US"/>
    </style:style>
    <style:style style:name="P5" style:family="paragraph" style:parent-style-name="Frame_20_contents">
      <style:paragraph-properties fo:text-align="center" style:justify-single-word="false"/>
      <style:text-properties fo:letter-spacing="-0.035cm" style:text-scale="100%"/>
    </style:style>
    <style:style style:name="P6" style:family="paragraph" style:parent-style-name="Frame_20_contents">
      <style:paragraph-properties fo:text-align="center" style:justify-single-word="false"/>
      <style:text-properties fo:letter-spacing="-0.035cm"/>
    </style:style>
    <style:style style:name="P7" style:family="paragraph" style:parent-style-name="Frame_20_contents">
      <style:paragraph-properties fo:text-align="center" style:justify-single-word="false"/>
      <style:text-properties fo:letter-spacing="-0.035cm" style:font-size-asian="10.5pt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Frame_20_contents">
      <style:paragraph-properties fo:margin-top="0.199cm" fo:margin-bottom="0cm" loext:contextual-spacing="false"/>
      <style:text-properties style:text-rotation-angle="90" style:text-rotation-scale="line-height"/>
    </style:style>
    <style:style style:name="P10" style:family="paragraph" style:parent-style-name="Frame_20_contents">
      <style:paragraph-properties fo:margin-top="0.199cm" fo:margin-bottom="0cm" loext:contextual-spacing="false" fo:text-align="center" style:justify-single-word="false"/>
      <style:text-properties style:text-rotation-angle="90" style:text-rotation-scale="line-height"/>
    </style:style>
    <style:style style:name="P11" style:family="paragraph" style:parent-style-name="Frame_20_contents" style:master-page-name="">
      <style:paragraph-properties fo:margin-top="0.199cm" fo:margin-bottom="0cm" loext:contextual-spacing="false" fo:text-align="center" style:justify-single-word="false" style:page-number="auto"/>
      <style:text-properties style:text-rotation-angle="90" style:text-rotation-scale="line-height"/>
    </style:style>
    <style:style style:name="P12" style:family="paragraph" style:parent-style-name="Frame_20_contents">
      <style:paragraph-properties fo:margin-top="0.6cm" fo:margin-bottom="0cm" loext:contextual-spacing="false"/>
      <style:text-properties style:text-rotation-angle="90" style:text-rotation-scale="line-height"/>
    </style:style>
    <style:style style:name="P13" style:family="paragraph" style:parent-style-name="Frame_20_contents">
      <style:paragraph-properties fo:margin-top="0.6cm" fo:margin-bottom="0cm" loext:contextual-spacing="false" fo:text-align="start" style:justify-single-word="false"/>
      <style:text-properties style:text-rotation-angle="90" style:text-rotation-scale="line-height"/>
    </style:style>
    <style:style style:name="P14" style:family="paragraph" style:parent-style-name="Frame_20_contents">
      <style:paragraph-properties fo:margin-top="0cm" fo:margin-bottom="0cm" loext:contextual-spacing="false" fo:line-height="0.45cm" fo:text-align="center" style:justify-single-word="false"/>
      <style:text-properties style:font-name="ISOCPEUR1" fo:font-size="11pt" fo:letter-spacing="normal" fo:language="ru" fo:country="RU" fo:font-style="italic" style:font-size-asian="9.60000038146973pt" style:font-style-asian="italic" style:font-size-complex="11pt" style:font-style-complex="italic" style:text-scale="100%"/>
    </style:style>
    <style:style style:name="P15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0pt" fo:language="en" fo:country="US" style:font-size-asian="10pt" style:font-size-complex="10pt" style:text-rotation-angle="90" style:text-rotation-scale="line-height"/>
    </style:style>
    <style:style style:name="P16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Frame_20_contents" style:master-page-name="">
      <style:paragraph-properties fo:margin-top="0cm" fo:margin-bottom="0cm" loext:contextual-spacing="false" fo:line-height="0.45cm" fo:text-align="center" style:justify-single-word="false" style:page-number="auto" style:vertical-align="middle"/>
      <style:text-properties style:font-name="ISOCPEUR1" fo:font-style="italic" style:font-style-asian="italic" style:font-style-complex="italic"/>
    </style:style>
    <style:style style:name="P18" style:family="paragraph" style:parent-style-name="Врезка_5f_стадия_5f_и_5f_лист">
      <style:paragraph-properties fo:line-height="0.75cm"/>
    </style:style>
    <style:style style:name="P19" style:family="paragraph" style:parent-style-name="Frame_20_contents">
      <style:paragraph-properties fo:margin-top="0.049cm" fo:margin-bottom="0cm" loext:contextual-spacing="false" fo:text-align="center" style:justify-single-word="false"/>
      <style:text-properties fo:letter-spacing="normal"/>
    </style:style>
    <style:style style:name="P20" style:family="paragraph" style:parent-style-name="Врезка_5f_шифр">
      <style:paragraph-properties fo:margin-top="0.3cm" fo:margin-bottom="0cm" loext:contextual-spacing="false"/>
    </style:style>
    <style:style style:name="P21" style:family="paragraph" style:parent-style-name="Footer">
      <style:text-properties fo:language="ru" fo:country="RU"/>
    </style:style>
    <style:style style:name="P22" style:family="paragraph" style:parent-style-name="Frame_20_contents">
      <style:paragraph-properties fo:margin-top="0.101cm" fo:margin-bottom="0cm" loext:contextual-spacing="false"/>
      <style:text-properties style:text-rotation-angle="90" style:text-rotation-scale="line-height"/>
    </style:style>
    <style:style style:name="P23" style:family="paragraph" style:parent-style-name="Frame_20_contents">
      <style:paragraph-properties fo:margin-left="0cm" fo:margin-right="0cm" fo:margin-top="4.099cm" fo:margin-bottom="0cm" loext:contextual-spacing="false" fo:text-align="start" style:justify-single-word="false" fo:text-indent="0cm" style:auto-text-indent="false"/>
      <style:text-properties fo:font-size="10pt" style:font-size-asian="10pt" style:font-size-complex="10pt" style:text-rotation-angle="90" style:text-rotation-scale="line-heigh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1e2ac7"/>
    </style:style>
    <style:style style:name="P26" style:family="paragraph" style:parent-style-name="Table_20_Contents">
      <style:paragraph-properties fo:text-align="center" style:justify-single-word="false"/>
      <style:text-properties officeooo:paragraph-rsid="001fb0bc"/>
    </style:style>
    <style:style style:name="P27" style:family="paragraph" style:parent-style-name="Table_20_Contents">
      <style:paragraph-properties fo:text-align="center" style:justify-single-word="false"/>
      <style:text-properties officeooo:rsid="0018142f" officeooo:paragraph-rsid="0018142f"/>
    </style:style>
    <style:style style:name="P28" style:family="paragraph" style:parent-style-name="Table_20_Contents">
      <style:paragraph-properties fo:text-align="center" style:justify-single-word="false"/>
      <style:text-properties officeooo:rsid="0018142f" officeooo:paragraph-rsid="001d8022"/>
    </style:style>
    <style:style style:name="P29" style:family="paragraph" style:parent-style-name="Table_20_Contents">
      <style:paragraph-properties fo:text-align="center" style:justify-single-word="false"/>
      <style:text-properties officeooo:rsid="0018142f" officeooo:paragraph-rsid="001dd5ab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1e2ac7"/>
    </style:style>
    <style:style style:name="P32" style:family="paragraph" style:parent-style-name="Table_20_Contents">
      <style:paragraph-properties fo:text-align="center" style:justify-single-word="false"/>
      <style:text-properties officeooo:paragraph-rsid="001fb0bc"/>
    </style:style>
    <style:style style:name="P33" style:family="paragraph" style:parent-style-name="Heading_20_1" style:master-page-name="First_20_Page">
      <style:paragraph-properties style:page-number="auto"/>
    </style:style>
    <style:style style:name="P34" style:family="paragraph" style:parent-style-name="Text_20_body_20_indent">
      <style:text-properties fo:language="ru" fo:country="RU"/>
    </style:style>
    <style:style style:name="P35" style:family="paragraph">
      <style:paragraph-properties fo:text-align="center"/>
    </style:style>
    <style:style style:name="P36" style:family="paragraph">
      <loext:graphic-properties draw:fill="none"/>
      <style:paragraph-properties fo:text-align="center"/>
      <style:text-properties style:font-name="ISOCPEUR1" fo:font-style="italic" style:font-style-asian="italic" style:font-style-complex="italic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d5ab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2a6c3"/>
    </style:style>
    <style:style style:name="T6" style:family="text">
      <style:text-properties style:font-name="ISOCPEUR1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1.5pt solid #000000" style:shadow="none" draw:shadow-opacity="100%"/>
    </style:style>
    <style:style style:name="fr2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1.5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99pt solid #000000" fo:border-top="0.99pt solid #000000" fo:border-bottom="0.99pt solid #000000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0.74pt solid #000000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74pt solid #000000" fo:border-top="1.5pt solid #000000" fo:border-bottom="0.74pt solid #000000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1.5pt solid #000000" fo:border-bottom="0.74pt solid #000000" style:shadow="none" draw:shadow-opacity="100%"/>
    </style:style>
    <style:style style:name="fr7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fr8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74pt solid #000000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99pt solid #000000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14pt solid #000000" style:shadow="none" draw:shadow-opacity="100%"/>
    </style:style>
    <style:style style:name="fr12" style:family="graphic" style:parent-style-name="Frame">
      <style:graphic-properties style:protect="content size position" style:wrap="none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74pt solid #000000" style:shadow="none" draw:shadow-opacity="100%">
        <style:columns fo:column-count="1" fo:column-gap="0cm"/>
      </style:graphic-properties>
    </style:style>
    <style:style style:name="fr13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99pt solid #000000" style:shadow="none" draw:shadow-opacity="100%"/>
    </style:style>
    <style:style style:name="fr14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="0.74pt solid #000000" style:shadow="none" draw:shadow-opacity="100%"/>
    </style:style>
    <style:style style:name="fr15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74pt solid #000000" style:shadow="none" draw:shadow-opacity="100%"/>
    </style:style>
    <style:style style:name="fr1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0.99pt solid #000000" style:shadow="none" draw:shadow-opacity="100%"/>
    </style:style>
    <style:style style:name="fr17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none" fo:border-right="0.74pt solid #000000" fo:border-top="0.74pt solid #000000" fo:border-bottom="0.74pt solid #000000" style:shadow="none" draw:shadow-opacity="100%"/>
    </style:style>
    <style:style style:name="fr18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fr1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fr20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74pt solid #000000" style:shadow="none" draw:shadow-opacity="100%">
        <style:columns fo:column-count="1" fo:column-gap="0cm"/>
      </style:graphic-properties>
    </style:style>
    <style:style style:name="fr21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14pt solid #000000" style:shadow="none" draw:shadow-opacity="100%">
        <style:columns fo:column-count="1" fo:column-gap="0cm"/>
      </style:graphic-properties>
    </style:style>
    <style:style style:name="fr2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14pt solid #000000" style:shadow="none" draw:shadow-opacity="100%">
        <style:columns fo:column-count="1" fo:column-gap="0cm"/>
      </style:graphic-properties>
    </style:style>
    <style:style style:name="fr23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74pt solid #000000" fo:border-bottom="0.14pt solid #000000" style:shadow="none" draw:shadow-opacity="100%">
        <style:columns fo:column-count="1" fo:column-gap="0cm"/>
      </style:graphic-properties>
    </style:style>
    <style:style style:name="fr24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fr25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14pt solid #000000" style:shadow="none" draw:shadow-opacity="100%">
        <style:columns fo:column-count="1" fo:column-gap="0cm"/>
      </style:graphic-properties>
    </style:style>
    <style:style style:name="fr26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74pt solid #000000" fo:border-bottom="0.14pt solid #000000" style:shadow="none" draw:shadow-opacity="100%">
        <style:columns fo:column-count="1" fo:column-gap="0cm"/>
      </style:graphic-properties>
    </style:style>
    <style:style style:name="fr27" style:family="graphic" style:parent-style-name="Graphics">
      <style:graphic-properties fo:margin-top="0.03cm" fo:margin-bottom="0cm"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vg:stroke-width="0.049cm" svg:stroke-color="#000000" draw:marker-start-width="0.42cm" draw:marker-end-width="0.42cm" draw:fill="none" draw:textarea-horizontal-align="center" draw:textarea-vertical-align="middle" fo:padding-top="0.025cm" fo:padding-bottom="0.025cm" fo:padding-left="0.025cm" fo:padding-right="0.025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Приложение <text:user-defined style:data-style-name="N0" text:name="Номер приложения">Х</text:user-defined></text:h>
      <text:h text:style-name="Heading_20_1" text:outline-level="1"><text:user-defined style:data-style-name="N0" text:name="Наименование приложения">Наименование приложения</text:user-defined></text:h>
      <text:p text:style-name="P34"/>
      <text:p text:style-name="Text_20_body_20_indent"><text:span text:style-name="T5">Таблица 1 - </text:span>Результаты расчета токов КЗ</text:p>
      <table:table table:name="Таблица1" table:style-name="Таблица1">
        <table:table-column table:style-name="Таблица1.A" table:number-columns-repeated="7"/>
        <table:table-column table:style-name="Таблица1.H"/>
        <table:table-row>
          <table:table-cell table:style-name="Таблица1.A1" table:number-rows-spanned="2" office:value-type="string">
            <text:p text:style-name="P28"/>
            <text:p text:style-name="P28">Точка</text:p>
            <text:p text:style-name="P28">КЗ</text:p>
          </table:table-cell>
          <table:table-cell table:style-name="Таблица1.A1" table:number-rows-spanned="2" office:value-type="string">
            <text:p text:style-name="P28"/>
            <text:p text:style-name="P28">Вид</text:p>
            <text:p text:style-name="P28">КЗ</text:p>
          </table:table-cell>
          <table:table-cell table:style-name="Таблица1.A1" table:number-columns-spanned="3" office:value-type="string">
            <text:p text:style-name="P24">Максимальное значение тока</text:p>
            <text:p text:style-name="P24">КЗ, кА</text:p>
          </table:table-cell>
          <table:covered-table-cell/>
          <table:covered-table-cell/>
          <table:table-cell table:style-name="Таблица1.F1" table:number-columns-spanned="3" office:value-type="string">
            <text:p text:style-name="P24">Минимальное значение тока</text:p>
            <text:p text:style-name="P24">КЗ, кА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27">I<text:span text:style-name="T3">по</text:span></text:p>
          </table:table-cell>
          <table:table-cell table:style-name="Таблица1.C2" office:value-type="string">
            <text:p text:style-name="P24">i<text:span text:style-name="T3">ао</text:span></text:p>
          </table:table-cell>
          <table:table-cell table:style-name="Таблица1.C2" office:value-type="string">
            <text:p text:style-name="P24"><text:span text:style-name="T4">i</text:span><text:span text:style-name="T3">уд</text:span></text:p>
          </table:table-cell>
          <table:table-cell table:style-name="Таблица1.C2" office:value-type="string">
            <text:p text:style-name="P27">I<text:span text:style-name="T3">по</text:span></text:p>
          </table:table-cell>
          <table:table-cell table:style-name="Таблица1.C2" office:value-type="string">
            <text:p text:style-name="P24">i<text:span text:style-name="T3">ао</text:span></text:p>
          </table:table-cell>
          <table:table-cell table:style-name="Таблица1.H2" office:value-type="string">
            <text:p text:style-name="P24"><text:span text:style-name="T4">i</text:span><text:span text:style-name="T3">уд</text:span></text:p>
          </table:table-cell>
        </table:table-row>
        <table:table-row>
          <table:table-cell table:style-name="Таблица1.C2" office:value-type="string">
            <text:p text:style-name="P27">К1</text:p>
          </table:table-cell>
          <table:table-cell table:style-name="Таблица1.C2" office:value-type="string">
            <text:p text:style-name="P29">К<text:span text:style-name="T1">(</text:span><text:span text:style-name="T2">1</text:span><text:span text:style-name="T1">)</text:span></text:p>
          </table:table-cell>
          <table:table-cell table:style-name="Таблица1.C2" office:value-type="string">
            <text:p text:style-name="P24"><text:conditional-text text:condition="ooow:true" text:string-value-if-true="Ip0_1ph_max_exp" text:string-value-if-false="">Ip0_1ph_max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_a0_1ph_max_exp" text:string-value-if-false="">i_a0_1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ud_1ph_max_exp" text:string-value-if-false="">i_ud_1ph_max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p0_1ph_min_exp" text:string-value-if-false="">Ip0_1ph_min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_a0_1ph_min_exp" text:string-value-if-false="">i_a0_1ph_min_exp</text:conditional-text></text:p>
          </table:table-cell>
          <table:table-cell table:style-name="Таблица1.H2" office:value-type="string">
            <text:p text:style-name="P25"><text:conditional-text text:condition="ooow:true" text:string-value-if-true="i_ud_1ph_min_exp" text:string-value-if-false="">i_ud_1ph_min_exp</text:conditional-text></text:p>
          </table:table-cell>
        </table:table-row>
        <table:table-row>
          <table:table-cell table:style-name="Таблица1.C2" office:value-type="string">
            <text:p text:style-name="P27">К1</text:p>
          </table:table-cell>
          <table:table-cell table:style-name="Таблица1.C2" office:value-type="string">
            <text:p text:style-name="P29">К<text:span text:style-name="T1">(</text:span><text:span text:style-name="T2">2</text:span><text:span text:style-name="T1">)</text:span></text:p>
          </table:table-cell>
          <table:table-cell table:style-name="Таблица1.C2" office:value-type="string">
            <text:p text:style-name="P24"><text:conditional-text text:condition="ooow:true" text:string-value-if-true="Ip0_2ph_max_exp" text:string-value-if-false="">Ip0_2ph_max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_a0_2ph_max_exp" text:string-value-if-false="">i_a0_2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ud_2ph_max_exp" text:string-value-if-false="">i_ud_2ph_max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p0_2ph_min_exp" text:string-value-if-false="">Ip0_2ph_min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_a0_2ph_min_exp" text:string-value-if-false="">i_a0_2ph_min_exp</text:conditional-text></text:p>
          </table:table-cell>
          <table:table-cell table:style-name="Таблица1.H2" office:value-type="string">
            <text:p text:style-name="P25"><text:conditional-text text:condition="ooow:true" text:string-value-if-true="i_ud_2ph_min_exp" text:string-value-if-false="">i_ud_2ph_min_exp</text:conditional-text></text:p>
          </table:table-cell>
        </table:table-row>
        <table:table-row>
          <table:table-cell table:style-name="Таблица1.C2" office:value-type="string">
            <text:p text:style-name="P27">К1</text:p>
          </table:table-cell>
          <table:table-cell table:style-name="Таблица1.C2" office:value-type="string">
            <text:p text:style-name="P27">К<text:span text:style-name="T1">(3)</text:span></text:p>
          </table:table-cell>
          <table:table-cell table:style-name="Таблица1.C2" office:value-type="string">
            <text:p text:style-name="P24"><text:conditional-text text:condition="ooow:true" text:string-value-if-true="Ip0_3ph_max_exp" text:string-value-if-false="">Ip0_3ph_max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_a0_3ph_max_exp" text:string-value-if-false="">i_a0_3ph_max_exp</text:conditional-text></text:p>
          </table:table-cell>
          <table:table-cell table:style-name="Таблица1.C2" office:value-type="string">
            <text:p text:style-name="P26"><text:conditional-text text:condition="ooow:true" text:string-value-if-true="i_ud_3ph_max_exp" text:string-value-if-false="">i_ud_3ph_max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p0_3ph_min_exp" text:string-value-if-false="">Ip0_3ph_min_exp</text:conditional-text></text:p>
          </table:table-cell>
          <table:table-cell table:style-name="Таблица1.C2" office:value-type="string">
            <text:p text:style-name="P25"><text:conditional-text text:condition="ooow:true" text:string-value-if-true="i_a0_3ph_min_exp" text:string-value-if-false="">i_a0_3ph_min_exp</text:conditional-text></text:p>
          </table:table-cell>
          <table:table-cell table:style-name="Таблица1.H2" office:value-type="string">
            <text:p text:style-name="P25"><text:conditional-text text:condition="ooow:true" text:string-value-if-true="i_ud_3ph_min_exp" text:string-value-if-false="">i_ud_3ph_min_exp</text:conditional-text></text:p>
          </table:table-cell>
        </table:table-row>
      </table:table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ISOCPEUR1" svg:font-family="ISOCPEUR" style:font-family-generic="swiss" style:font-pitch="variable"/>
    <style:font-face style:name="ISOCPEUR" svg:font-family="ISOCPEUR" style:font-adornments="Курсив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style:font-name="ISOCPEUR" fo:font-family="ISOCPEUR" style:font-style-name="Курсив" style:font-family-generic="swiss" style:font-pitch="variable" fo:font-size="14pt" fo:font-style="italic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8pt" style:font-size-asian="10.5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indent" style:default-outline-level="2" style:list-style-name="Numbering_20_1" style:class="text" style:master-page-name="">
      <style:paragraph-properties fo:margin-left="1cm" fo:margin-right="0cm" fo:margin-top="0.42cm" fo:margin-bottom="0.21cm" loext:contextual-spacing="false" fo:line-height="100%" fo:text-indent="-0.499cm" style:auto-text-indent="false" style:page-number="auto">
        <style:tab-stops/>
      </style:paragraph-properties>
      <style:text-properties fo:font-size="16pt" style:font-size-asian="10.5pt"/>
    </style:style>
    <style:style style:name="Heading_20_1" style:display-name="Heading 1" style:family="paragraph" style:parent-style-name="Heading" style:next-style-name="Text_20_body_20_indent" style:default-outline-level="1" style:class="text" style:master-page-name="">
      <style:paragraph-properties fo:text-align="center" style:justify-single-word="false" style:page-number="auto" style:shadow="none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indent="1.251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line-height="0.7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loext:contextual-spacing="false" fo:line-height="0.6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1.251cm" style:auto-text-indent="false"/>
      <style:text-properties style:font-size-asian="10.5pt"/>
    </style:style>
    <style:style style:name="Врезка_5f_шифр" style:display-name="Врезка_шифр" style:family="paragraph" style:parent-style-name="Frame_20_contents">
      <style:paragraph-properties fo:margin-top="0.049cm" fo:margin-bottom="0cm" loext:contextual-spacing="false" fo:text-align="center" style:justify-single-word="false"/>
      <style:text-properties fo:font-size="18pt" style:font-size-asian="18pt" style:font-size-complex="18pt"/>
    </style:style>
    <style:style style:name="Врезка_5f_адрес_5f_и_5f_название" style:display-name="Врезка_адрес_и_название" style:family="paragraph" style:parent-style-name="Frame_20_contents">
      <style:paragraph-properties fo:margin-top="0.101cm" fo:margin-bottom="0cm" loext:contextual-spacing="false" fo:text-align="center" style:justify-single-word="false"/>
      <style:text-properties fo:font-size="14pt" style:font-size-asian="10.5pt"/>
    </style:style>
    <style:style style:name="Врезка_5f_стадия_5f_и_5f_лист" style:display-name="Врезка_стадия_и_лист" style:family="paragraph" style:parent-style-name="Frame_20_contents">
      <style:paragraph-properties fo:line-height="0.85cm" fo:text-align="center" style:justify-single-word="false">
        <style:tab-stops/>
      </style:paragraph-properties>
      <style:text-properties fo:font-size="16pt" style:font-size-asian="16pt" style:font-size-complex="1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text-align="center" style:justify-single-word="false"/>
      <style:text-properties style:text-rotation-angle="90" style:text-rotation-scale="line-height"/>
    </style:style>
    <style:style style:name="MP2" style:family="paragraph" style:parent-style-name="Frame_20_contents">
      <style:paragraph-properties fo:margin-top="0.199cm" fo:margin-bottom="0cm" loext:contextual-spacing="false" fo:text-align="center" style:justify-single-word="false"/>
      <style:text-properties style:text-rotation-angle="90" style:text-rotation-scale="line-height"/>
    </style:style>
    <style:style style:name="MP3" style:family="paragraph" style:parent-style-name="Frame_20_contents">
      <style:text-properties fo:language="en" fo:country="US" style:text-rotation-angle="90" style:text-rotation-scale="line-height"/>
    </style:style>
    <style:style style:name="MP4" style:family="paragraph" style:parent-style-name="Frame_20_contents">
      <style:paragraph-properties fo:margin-top="0.6cm" fo:margin-bottom="0cm" loext:contextual-spacing="false" fo:text-align="start" style:justify-single-word="false"/>
      <style:text-properties style:text-rotation-angle="90" style:text-rotation-scale="line-height"/>
    </style:style>
    <style:style style:name="MP5" style:family="paragraph" style:parent-style-name="Frame_20_contents">
      <style:paragraph-properties fo:margin-top="0.199cm" fo:margin-bottom="0cm" loext:contextual-spacing="false"/>
      <style:text-properties style:text-rotation-angle="90" style:text-rotation-scale="line-height"/>
    </style:style>
    <style:style style:name="MP6" style:family="paragraph">
      <loext:graphic-properties draw:fill="none"/>
      <style:paragraph-properties fo:text-align="center"/>
    </style:style>
    <style:style style:name="MP7" style:family="paragraph" style:parent-style-name="Frame_20_contents">
      <style:paragraph-properties fo:margin-top="0cm" fo:margin-bottom="0cm" loext:contextual-spacing="false" fo:line-height="0.45cm" fo:text-align="center" style:justify-single-word="false"/>
      <style:text-properties style:font-name="ISOCPEUR1" fo:font-size="11pt" fo:letter-spacing="normal" fo:language="ru" fo:country="RU" fo:font-style="italic" style:font-size-asian="9.60000038146973pt" style:font-style-asian="italic" style:font-size-complex="11pt" style:font-style-complex="italic" style:text-scale="100%"/>
    </style:style>
    <style:style style:name="MP8" style:family="paragraph" style:parent-style-name="Врезка_5f_стадия_5f_и_5f_лист">
      <style:paragraph-properties fo:line-height="0.75cm"/>
    </style:style>
    <style:style style:name="MP9" style:family="paragraph" style:parent-style-name="Frame_20_contents">
      <style:paragraph-properties fo:margin-top="0.049cm" fo:margin-bottom="0cm" loext:contextual-spacing="false" fo:text-align="center" style:justify-single-word="false"/>
      <style:text-properties fo:letter-spacing="normal"/>
    </style:style>
    <style:style style:name="MP10" style:family="paragraph" style:parent-style-name="Врезка_5f_шифр">
      <style:paragraph-properties fo:margin-top="0.3cm" fo:margin-bottom="0cm" loext:contextual-spacing="false"/>
    </style:style>
    <style:style style:name="MP11" style:family="paragraph" style:parent-style-name="Frame_20_contents">
      <style:paragraph-properties fo:text-align="center" style:justify-single-word="false"/>
      <style:text-properties fo:letter-spacing="-0.035cm" style:text-scale="100%"/>
    </style:style>
    <style:style style:name="MP12" style:family="paragraph" style:parent-style-name="Frame_20_contents">
      <style:paragraph-properties fo:text-align="center" style:justify-single-word="false"/>
    </style:style>
    <style:style style:name="MP13" style:family="paragraph" style:parent-style-name="Frame_20_contents">
      <style:paragraph-properties fo:text-align="center" style:justify-single-word="false"/>
      <style:text-properties fo:letter-spacing="-0.035cm"/>
    </style:style>
    <style:style style:name="MP14" style:family="paragraph" style:parent-style-name="Frame_20_contents">
      <style:paragraph-properties fo:text-align="center" style:justify-single-word="false"/>
      <style:text-properties fo:language="en" fo:country="US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  <style:text-properties style:font-name="ISOCPEUR1" fo:font-style="italic" style:font-style-asian="italic" style:font-style-complex="italic"/>
    </style:style>
    <style:style style:name="MP17" style:family="paragraph" style:parent-style-name="Footer">
      <style:text-properties fo:language="ru" fo:country="RU"/>
    </style:style>
    <style:style style:name="MP18" style:family="paragraph" style:parent-style-name="Frame_20_contents" style:master-page-name="">
      <style:paragraph-properties fo:margin-top="0.199cm" fo:margin-bottom="0cm" loext:contextual-spacing="false" fo:text-align="center" style:justify-single-word="false" style:page-number="auto"/>
      <style:text-properties style:text-rotation-angle="90" style:text-rotation-scale="line-height"/>
    </style:style>
    <style:style style:name="MP19" style:family="paragraph" style:parent-style-name="Frame_20_contents">
      <style:paragraph-properties fo:margin-top="0.6cm" fo:margin-bottom="0cm" loext:contextual-spacing="false"/>
      <style:text-properties style:text-rotation-angle="90" style:text-rotation-scale="line-height"/>
    </style:style>
    <style:style style:name="MP20" style:family="paragraph" style:parent-style-name="Frame_20_contents">
      <style:paragraph-properties fo:margin-top="0.101cm" fo:margin-bottom="0cm" loext:contextual-spacing="false"/>
      <style:text-properties style:text-rotation-angle="90" style:text-rotation-scale="line-height"/>
    </style:style>
    <style:style style:name="MP2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0pt" fo:language="en" fo:country="US" style:font-size-asian="10pt" style:font-size-complex="10pt" style:text-rotation-angle="90" style:text-rotation-scale="line-height"/>
    </style:style>
    <style:style style:name="MP22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 style:text-rotation-angle="90" style:text-rotation-scale="line-height"/>
    </style:style>
    <style:style style:name="MP23" style:family="paragraph" style:parent-style-name="Frame_20_contents">
      <style:paragraph-properties fo:margin-left="0cm" fo:margin-right="0cm" fo:margin-top="4.099cm" fo:margin-bottom="0cm" loext:contextual-spacing="false" fo:text-align="start" style:justify-single-word="false" fo:text-indent="0cm" style:auto-text-indent="false"/>
      <style:text-properties fo:font-size="10pt" style:font-size-asian="10pt" style:font-size-complex="10pt" style:text-rotation-angle="90" style:text-rotation-scale="line-height"/>
    </style:style>
    <style:style style:name="MP24" style:family="paragraph" style:parent-style-name="Frame_20_contents">
      <style:text-properties fo:language="en" fo:country="US"/>
    </style:style>
    <style:style style:name="MP25" style:family="paragraph" style:parent-style-name="Frame_20_contents" style:master-page-name="">
      <style:paragraph-properties fo:margin-top="0cm" fo:margin-bottom="0cm" loext:contextual-spacing="false" fo:line-height="0.45cm" fo:text-align="center" style:justify-single-word="false" style:page-number="auto" style:vertical-align="middle"/>
      <style:text-properties style:font-name="ISOCPEUR1" fo:font-style="italic" style:font-style-asian="italic" style:font-style-complex="italic"/>
    </style:style>
    <style:style style:name="MP26" style:family="paragraph" style:parent-style-name="Frame_20_contents">
      <style:paragraph-properties fo:text-align="center" style:justify-single-word="false"/>
      <style:text-properties fo:letter-spacing="-0.035cm" style:font-size-asian="10.5pt"/>
    </style:style>
    <style:style style:name="MT1" style:family="text">
      <style:text-properties style:font-name="ISOCPEUR1" fo:font-style="italic" style:font-style-asian="italic" style:font-style-complex="italic"/>
    </style:style>
    <style:style style:name="M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1.5pt solid #000000" style:shadow="none" draw:shadow-opacity="100%"/>
    </style:style>
    <style:style style:name="Mfr2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1.5pt solid #000000" style:shadow="none" draw:shadow-opacity="100%"/>
    </style:style>
    <style:style style:name="Mfr3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99pt solid #000000" fo:border-top="0.99pt solid #000000" fo:border-bottom="0.99pt solid #000000" style:shadow="none" draw:shadow-opacity="100%"/>
    </style:style>
    <style:style style:name="Mfr4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0.74pt solid #000000" style:shadow="none" draw:shadow-opacity="100%"/>
    </style:style>
    <style:style style:name="M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74pt solid #000000" fo:border-top="1.5pt solid #000000" fo:border-bottom="0.74pt solid #000000" style:shadow="none" draw:shadow-opacity="100%"/>
    </style:style>
    <style:style style:name="Mfr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1.5pt solid #000000" fo:border-bottom="0.74pt solid #000000" style:shadow="none" draw:shadow-opacity="100%"/>
    </style:style>
    <style:style style:name="Mfr7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Mfr8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/>
    </style:style>
    <style:style style:name="Mfr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74pt solid #000000" style:shadow="none" draw:shadow-opacity="100%"/>
    </style:style>
    <style:style style:name="Mfr10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99pt solid #000000" style:shadow="none" draw:shadow-opacity="100%"/>
    </style:style>
    <style:style style:name="Mfr1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14pt solid #000000" style:shadow="none" draw:shadow-opacity="100%"/>
    </style:style>
    <style:style style:name="Mfr12" style:family="graphic" style:parent-style-name="Frame">
      <style:graphic-properties style:protect="content size position" style:wrap="none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74pt solid #000000" style:shadow="none" draw:shadow-opacity="100%">
        <style:columns fo:column-count="1" fo:column-gap="0cm"/>
      </style:graphic-properties>
    </style:style>
    <style:style style:name="Mfr13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99pt solid #000000" style:shadow="none" draw:shadow-opacity="100%"/>
    </style:style>
    <style:style style:name="Mfr14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="0.74pt solid #000000" style:shadow="none" draw:shadow-opacity="100%"/>
    </style:style>
    <style:style style:name="Mfr15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74pt solid #000000" style:shadow="none" draw:shadow-opacity="100%"/>
    </style:style>
    <style:style style:name="Mfr1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0.99pt solid #000000" style:shadow="none" draw:shadow-opacity="100%"/>
    </style:style>
    <style:style style:name="Mfr17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none" fo:border-right="0.74pt solid #000000" fo:border-top="0.74pt solid #000000" fo:border-bottom="0.74pt solid #000000" style:shadow="none" draw:shadow-opacity="100%"/>
    </style:style>
    <style:style style:name="Mfr18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Mfr1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Mfr20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74pt solid #000000" style:shadow="none" draw:shadow-opacity="100%">
        <style:columns fo:column-count="1" fo:column-gap="0cm"/>
      </style:graphic-properties>
    </style:style>
    <style:style style:name="Mfr21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14pt solid #000000" style:shadow="none" draw:shadow-opacity="100%">
        <style:columns fo:column-count="1" fo:column-gap="0cm"/>
      </style:graphic-properties>
    </style:style>
    <style:style style:name="Mfr2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14pt solid #000000" fo:border-bottom="0.14pt solid #000000" style:shadow="none" draw:shadow-opacity="100%">
        <style:columns fo:column-count="1" fo:column-gap="0cm"/>
      </style:graphic-properties>
    </style:style>
    <style:style style:name="Mfr23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74pt solid #000000" fo:border-bottom="0.14pt solid #000000" style:shadow="none" draw:shadow-opacity="100%">
        <style:columns fo:column-count="1" fo:column-gap="0cm"/>
      </style:graphic-properties>
    </style:style>
    <style:style style:name="Mfr24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74pt solid #000000" style:shadow="none" draw:shadow-opacity="100%">
        <style:columns fo:column-count="1" fo:column-gap="0cm"/>
      </style:graphic-properties>
    </style:style>
    <style:style style:name="Mfr25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1.5pt solid #000000" fo:border-bottom="0.14pt solid #000000" style:shadow="none" draw:shadow-opacity="100%">
        <style:columns fo:column-count="1" fo:column-gap="0cm"/>
      </style:graphic-properties>
    </style:style>
    <style:style style:name="Mfr26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-left="0.74pt solid #000000" fo:border-right="0.74pt solid #000000" fo:border-top="0.74pt solid #000000" fo:border-bottom="0.14pt solid #000000" style:shadow="none" draw:shadow-opacity="100%">
        <style:columns fo:column-count="1" fo:column-gap="0cm"/>
      </style:graphic-properties>
    </style:style>
    <style:style style:name="Mfr27" style:family="graphic" style:parent-style-name="Graphics">
      <style:graphic-properties fo:margin-top="0.03cm" fo:margin-bottom="0cm"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000000" draw:marker-start-width="0.42cm" draw:marker-end-width="0.42cm" draw:fill="none" draw:textarea-horizontal-align="center" draw:textarea-vertical-align="middle" fo:padding-top="0.025cm" fo:padding-bottom="0.025cm" fo:padding-left="0.025cm" fo:padding-right="0.025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005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97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299cm" fo:margin-left="0cm" fo:margin-right="0cm" fo:margin-top="0.4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><draw:frame draw:style-name="Mfr1" draw:name="Врезка108" text:anchor-type="paragraph" svg:x="1.349cm" svg:y="26.3cm" svg:width="0.7cm" svg:height="2.499cm" draw:z-index="0"><draw:text-box><text:p text:style-name="MP1"><text:user-defined style:data-style-name="N0" text:name="Инв. № подл.">NNNN-ПО-ГГ</text:user-defined><text:s text:c="2"/></text:p></draw:text-box></draw:frame><draw:frame draw:style-name="Mfr2" draw:name="Врезка109" text:anchor-type="paragraph" svg:x="0.85cm" svg:y="26.3cm" svg:width="0.499cm" svg:height="2.499cm" draw:z-index="0"><draw:text-box><text:p text:style-name="MP2">Инв. № подл.</text:p></draw:text-box></draw:frame><draw:frame draw:style-name="Mfr3" draw:name="Врезка110" text:anchor-type="paragraph" svg:x="1.349cm" svg:y="22.8cm" svg:width="0.7cm" svg:height="3.5cm" draw:z-index="0"><draw:text-box><text:p text:style-name="MP3"/></draw:text-box></draw:frame><draw:frame draw:style-name="Mfr4" draw:name="Врезка111" text:anchor-type="paragraph" svg:x="0.85cm" svg:y="22.8cm" svg:width="0.499cm" svg:height="3.5cm" draw:z-index="0"><draw:text-box><text:p text:style-name="MP4">Подп. и дата</text:p></draw:text-box></draw:frame><draw:frame draw:style-name="Mfr5" draw:name="Врезка112" text:anchor-type="paragraph" svg:x="1.349cm" svg:y="20.301cm" svg:width="0.7cm" svg:height="2.499cm" draw:z-index="0"><draw:text-box><text:p text:style-name="MP3"/></draw:text-box></draw:frame><draw:frame draw:style-name="Mfr6" draw:name="Врезка113" text:anchor-type="paragraph" svg:x="0.85cm" svg:y="20.301cm" svg:width="0.499cm" svg:height="2.499cm" draw:z-index="0"><draw:text-box><text:p text:style-name="MP5">Взам. инв. №</text:p></draw:text-box></draw:frame><draw:rect text:anchor-type="paragraph" draw:z-index="36" draw:style-name="Mgr1" draw:text-style-name="MP6" svg:width="18.301cm" svg:height="28.05cm" svg:x="2.05cm" svg:y="0.75cm"><text:p/></draw:rect><draw:frame draw:style-name="Mfr7" draw:name="Врезка67" text:anchor-type="paragraph" svg:x="19.35cm" svg:y="0.75cm" svg:width="1cm" svg:height="0.7cm" draw:z-index="0"><draw:text-box><text:p text:style-name="MP7"/></draw:text-box></draw:frame><draw:frame draw:style-name="Mfr8" draw:name="Врезка68" text:anchor-type="paragraph" svg:x="19.35cm" svg:y="28cm" svg:width="1cm" svg:height="0.801cm" draw:z-index="0"><draw:text-box><text:p text:style-name="MP8"><text:page-number text:select-page="current">0</text:page-number></text:p></draw:text-box></draw:frame><draw:frame draw:style-name="Mfr9" draw:name="Врезка69" text:anchor-type="paragraph" svg:x="19.35cm" svg:y="27.3cm" svg:width="1cm" svg:height="0.7cm" draw:z-index="0"><draw:text-box><text:p text:style-name="MP9">Лист</text:p></draw:text-box></draw:frame><draw:frame draw:style-name="Mfr9" draw:name="Врезка70" text:anchor-type="paragraph" svg:x="8.55cm" svg:y="27.3cm" svg:width="10.8cm" svg:height="1.499cm" draw:z-index="0"><draw:text-box><text:p text:style-name="MP10"><text:user-defined style:data-style-name="N0" text:name="Шифр проекта">NNNN-ГГГГ-ХХ</text:user-defined></text:p></draw:text-box></draw:frame><draw:frame draw:style-name="Mfr8" draw:name="Врезка71" text:anchor-type="paragraph" svg:x="7.549cm" svg:y="28.3cm" svg:width="1cm" svg:height="0.499cm" draw:z-index="0"><draw:text-box><text:p text:style-name="MP11">Дата</text:p></draw:text-box></draw:frame><draw:frame draw:style-name="Mfr8" draw:name="Врезка72" text:anchor-type="paragraph" svg:x="6.05cm" svg:y="28.3cm" svg:width="1.499cm" svg:height="0.499cm" draw:z-index="0"><draw:text-box><text:p text:style-name="MP12">Подп.</text:p></draw:text-box></draw:frame><draw:frame draw:style-name="Mfr8" draw:name="Врезка73" text:anchor-type="paragraph" svg:x="5.05cm" svg:y="28.3cm" svg:width="1cm" svg:height="0.499cm" draw:z-index="0"><draw:text-box><text:p text:style-name="MP13">№док.</text:p></draw:text-box></draw:frame><draw:frame draw:style-name="Mfr8" draw:name="Врезка74" text:anchor-type="paragraph" svg:x="4.05cm" svg:y="28.3cm" svg:width="1cm" svg:height="0.499cm" draw:z-index="0"><draw:text-box><text:p text:style-name="MP13">Лист</text:p></draw:text-box></draw:frame><draw:frame draw:style-name="Mfr8" draw:name="Врезка75" text:anchor-type="paragraph" svg:x="3.05cm" svg:y="28.3cm" svg:width="1cm" svg:height="0.499cm" draw:z-index="0"><draw:text-box><text:p text:style-name="MP13">Кол.уч</text:p></draw:text-box></draw:frame><draw:frame draw:style-name="Mfr8" draw:name="Врезка76" text:anchor-type="paragraph" svg:x="2.05cm" svg:y="28.3cm" svg:width="1cm" svg:height="0.499cm" draw:z-index="0"><draw:text-box><text:p text:style-name="MP12">Изм.</text:p></draw:text-box></draw:frame><draw:frame draw:style-name="Mfr10" draw:name="Врезка77" text:anchor-type="paragraph" svg:x="7.549cm" svg:y="27.801cm" svg:width="1cm" svg:height="0.499cm" draw:z-index="0"><draw:text-box><text:p text:style-name="MP14"/></draw:text-box></draw:frame><draw:frame draw:style-name="Mfr11" draw:name="Врезка78" text:anchor-type="paragraph" svg:x="7.549cm" svg:y="27.3cm" svg:width="1cm" svg:height="0.499cm" draw:z-index="0"><draw:text-box><text:p text:style-name="MP14"/></draw:text-box></draw:frame><draw:frame draw:style-name="Mfr10" draw:name="Врезка79" text:anchor-type="paragraph" svg:x="6.05cm" svg:y="27.801cm" svg:width="1.499cm" svg:height="0.499cm" draw:z-index="0"><draw:text-box><text:p text:style-name="MP14"/></draw:text-box></draw:frame><draw:frame draw:style-name="Mfr11" draw:name="Врезка80" text:anchor-type="paragraph" svg:x="6.05cm" svg:y="27.3cm" svg:width="1.499cm" svg:height="0.499cm" draw:z-index="0"><draw:text-box><text:p text:style-name="MP14"/></draw:text-box></draw:frame><draw:frame draw:style-name="Mfr10" draw:name="Врезка81" text:anchor-type="paragraph" svg:x="5.05cm" svg:y="27.801cm" svg:width="1cm" svg:height="0.499cm" draw:z-index="0"><draw:text-box><text:p text:style-name="MP14"/></draw:text-box></draw:frame><draw:frame draw:style-name="Mfr11" draw:name="Врезка82" text:anchor-type="paragraph" svg:x="5.05cm" svg:y="27.3cm" svg:width="1cm" svg:height="0.499cm" draw:z-index="0"><draw:text-box><text:p text:style-name="MP14"/></draw:text-box></draw:frame><draw:frame draw:style-name="Mfr10" draw:name="Врезка83" text:anchor-type="paragraph" svg:x="4.05cm" svg:y="27.801cm" svg:width="1cm" svg:height="0.499cm" draw:z-index="0"><draw:text-box><text:p text:style-name="MP14"/></draw:text-box></draw:frame><draw:frame draw:style-name="Mfr11" draw:name="Врезка84" text:anchor-type="paragraph" svg:x="4.05cm" svg:y="27.3cm" svg:width="1cm" svg:height="0.499cm" draw:z-index="0"><draw:text-box><text:p text:style-name="MP14"/></draw:text-box></draw:frame><draw:frame draw:style-name="Mfr10" draw:name="Врезка85" text:anchor-type="paragraph" svg:x="3.05cm" svg:y="27.801cm" svg:width="1cm" svg:height="0.499cm" draw:z-index="0"><draw:text-box><text:p text:style-name="MP14"/></draw:text-box></draw:frame><draw:frame draw:style-name="Mfr11" draw:name="Врезка86" text:anchor-type="paragraph" svg:x="3.05cm" svg:y="27.3cm" svg:width="1cm" svg:height="0.499cm" draw:z-index="0"><draw:text-box><text:p text:style-name="MP14"/></draw:text-box></draw:frame><draw:frame draw:style-name="Mfr10" draw:name="Врезка87" text:anchor-type="paragraph" svg:x="2.05cm" svg:y="27.801cm" svg:width="1cm" svg:height="0.499cm" draw:z-index="0"><draw:text-box><text:p text:style-name="MP14"/></draw:text-box></draw:frame><draw:frame draw:style-name="Mfr11" draw:name="Врезка88" text:anchor-type="paragraph" svg:x="2.05cm" svg:y="27.3cm" svg:width="1cm" svg:height="0.499cm" draw:z-index="0"><draw:text-box><text:p text:style-name="MP14"/></draw:text-box></draw:frame><draw:rect text:anchor-type="paragraph" draw:z-index="37" draw:style-name="Mgr2" draw:text-style-name="MP16" svg:width="3.705cm" svg:height="0.433cm" svg:x="14.94cm" svg:y="28.801cm"><text:p text:style-name="MP15"><text:span text:style-name="MT1">Формат А4</text:span></text:p></draw:rect></text:p>
      </style:footer>
    </style:master-page>
    <style:master-page style:name="First_20_Page" style:display-name="First Page" style:page-layout-name="Mpm2" style:next-style-name="Standard">
      <style:footer>
        <text:p text:style-name="MP17"><draw:frame draw:style-name="Mfr12" draw:name="Врезка1" text:anchor-type="paragraph" svg:x="8.55cm" svg:y="24.8cm" svg:width="11.8cm" svg:height="1.499cm" draw:z-index="38"><draw:text-box><text:p text:style-name="MP10"><text:user-defined style:data-style-name="N0" text:name="Шифр проекта">NNNN-ГГГГ-ХХ</text:user-defined></text:p></draw:text-box></draw:frame><draw:frame draw:style-name="Mfr13" draw:name="Врезка2" text:anchor-type="paragraph" svg:x="0.85cm" svg:y="26.3cm" svg:width="0.499cm" svg:height="2.499cm" draw:z-index="39"><draw:text-box><text:p text:style-name="MP18">Инв. № подл.</text:p></draw:text-box></draw:frame><draw:frame draw:style-name="Mfr14" draw:name="Врезка3" text:anchor-type="paragraph" svg:x="1.349cm" svg:y="22.8cm" svg:width="0.7cm" svg:height="3.5cm" draw:z-index="40"><draw:text-box><text:p text:style-name="MP3"/></draw:text-box></draw:frame><draw:frame draw:style-name="Mfr15" draw:name="Врезка4" text:anchor-type="paragraph" svg:x="0.85cm" svg:y="22.8cm" svg:width="0.499cm" svg:height="3.5cm" draw:z-index="41"><draw:text-box><text:p text:style-name="MP19">Подп. и дата</text:p></draw:text-box></draw:frame><draw:frame draw:style-name="Mfr15" draw:name="Врезка5" text:anchor-type="paragraph" svg:x="0.85cm" svg:y="20.301cm" svg:width="0.499cm" svg:height="2.499cm" draw:z-index="42"><draw:text-box><text:p text:style-name="MP20">Взам. инв. №</text:p></draw:text-box></draw:frame><draw:frame draw:style-name="Mfr14" draw:name="Врезка6" text:anchor-type="paragraph" svg:x="1.349cm" svg:y="20.301cm" svg:width="0.7cm" svg:height="2.499cm" draw:z-index="43"><draw:text-box><text:p text:style-name="MP3"/></draw:text-box></draw:frame><draw:frame draw:style-name="Mfr16" draw:name="Врезка7" text:anchor-type="paragraph" svg:x="1.349cm" svg:y="26.3cm" svg:width="0.7cm" svg:height="2.499cm" draw:z-index="44"><draw:text-box><text:p text:style-name="MP1"><text:user-defined style:data-style-name="N0" text:name="Инв. № подл.">NNNN-ПО-ГГ</text:user-defined><text:s text:c="2"/></text:p></draw:text-box></draw:frame><draw:frame draw:style-name="Mfr14" draw:name="Врезка8" text:anchor-type="paragraph" svg:x="1.55cm" svg:y="18.3cm" svg:width="0.499cm" svg:height="2cm" draw:z-index="45"><draw:text-box><text:p text:style-name="MP21"/></draw:text-box></draw:frame><draw:frame draw:style-name="Mfr14" draw:name="Врезка9" text:anchor-type="paragraph" svg:x="1.05cm" svg:y="18.3cm" svg:width="0.499cm" svg:height="2cm" draw:z-index="46"><draw:text-box><text:p text:style-name="MP22"/></draw:text-box></draw:frame><draw:frame draw:style-name="Mfr14" draw:name="Врезка10" text:anchor-type="paragraph" svg:x="0.55cm" svg:y="18.3cm" svg:width="0.499cm" svg:height="2cm" draw:z-index="47"><draw:text-box><text:p text:style-name="MP22"/></draw:text-box></draw:frame><draw:frame draw:style-name="Mfr17" draw:name="Врезка11" text:anchor-type="paragraph" svg:x="0cm" svg:y="13.801cm" svg:width="0.55cm" svg:height="6.5cm" draw:z-index="48"><draw:text-box><text:p text:style-name="MP23">Согласовано </text:p></draw:text-box></draw:frame><draw:frame draw:style-name="Mfr14" draw:name="Врезка12" text:anchor-type="paragraph" svg:x="1.55cm" svg:y="16.3cm" svg:width="0.499cm" svg:height="2cm" draw:z-index="49"><draw:text-box><text:p text:style-name="MP22"/></draw:text-box></draw:frame><draw:frame draw:style-name="Mfr14" draw:name="Врезка13" text:anchor-type="paragraph" svg:x="1.05cm" svg:y="16.3cm" svg:width="0.499cm" svg:height="2cm" draw:z-index="50"><draw:text-box><text:p text:style-name="MP22"/></draw:text-box></draw:frame><draw:frame draw:style-name="Mfr14" draw:name="Врезка14" text:anchor-type="paragraph" svg:x="0.55cm" svg:y="16.3cm" svg:width="0.499cm" svg:height="2cm" draw:z-index="51"><draw:text-box><text:p text:style-name="MP22"/></draw:text-box></draw:frame><draw:frame draw:style-name="Mfr14" draw:name="Врезка15" text:anchor-type="paragraph" svg:x="1.55cm" svg:y="14.801cm" svg:width="0.499cm" svg:height="1.499cm" draw:z-index="52"><draw:text-box><text:p text:style-name="MP22"/></draw:text-box></draw:frame><draw:frame draw:style-name="Mfr14" draw:name="Врезка16" text:anchor-type="paragraph" svg:x="1.05cm" svg:y="14.801cm" svg:width="0.499cm" svg:height="1.499cm" draw:z-index="53"><draw:text-box><text:p text:style-name="MP22"/></draw:text-box></draw:frame><draw:frame draw:style-name="Mfr14" draw:name="Врезка17" text:anchor-type="paragraph" svg:x="0.55cm" svg:y="14.801cm" svg:width="0.499cm" svg:height="1.499cm" draw:z-index="54"><draw:text-box><text:p text:style-name="MP22"/></draw:text-box></draw:frame><draw:frame draw:style-name="Mfr14" draw:name="Врезка18" text:anchor-type="paragraph" svg:x="1.55cm" svg:y="13.801cm" svg:width="0.499cm" svg:height="1cm" draw:z-index="55"><draw:text-box><text:p text:style-name="MP22"/></draw:text-box></draw:frame><draw:frame draw:style-name="Mfr14" draw:name="Врезка19" text:anchor-type="paragraph" svg:x="1.05cm" svg:y="13.801cm" svg:width="0.499cm" svg:height="1cm" draw:z-index="56"><draw:text-box><text:p text:style-name="MP22"/></draw:text-box></draw:frame><draw:frame draw:style-name="Mfr14" draw:name="Врезка20" text:anchor-type="paragraph" svg:x="0.55cm" svg:y="13.801cm" svg:width="0.499cm" svg:height="1cm" draw:z-index="57"><draw:text-box><text:p text:style-name="MP22"/></draw:text-box></draw:frame><draw:rect text:anchor-type="paragraph" draw:z-index="58" draw:style-name="Mgr2" draw:text-style-name="MP16" svg:width="3.705cm" svg:height="0.433cm" svg:x="14.94cm" svg:y="28.801cm"><text:p text:style-name="MP15"><text:span text:style-name="MT1">Формат А4</text:span></text:p></draw:rect><draw:rect text:anchor-type="paragraph" draw:z-index="59" draw:style-name="Mgr1" draw:text-style-name="MP6" svg:width="18.301cm" svg:height="28.05cm" svg:x="2.05cm" svg:y="0.75cm"><text:p/></draw:rect><draw:frame draw:style-name="Mfr18" draw:name="Врезка21" text:anchor-type="paragraph" svg:x="15.349cm" svg:y="27.3cm" svg:width="5.001cm" svg:height="1.499cm" draw:z-index="60"><draw:text-box><text:p text:style-name="MP12"/></draw:text-box></draw:frame><draw:frame draw:style-name="Mfr7" draw:name="Врезка22" text:anchor-type="paragraph" svg:x="8.55cm" svg:y="26.3cm" svg:width="6.8cm" svg:height="2.499cm" draw:z-index="61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name="Врезка24" text:anchor-type="paragraph" svg:x="16.85cm" svg:y="26.801cm" svg:width="1.499cm" svg:height="0.499cm" draw:z-index="62"><draw:text-box><text:p text:style-name="MP12"><text:page-number text:select-page="current">1</text:page-number></text:p></draw:text-box></draw:frame><draw:frame draw:style-name="Mfr19" draw:name="Врезка25" text:anchor-type="paragraph" svg:x="18.35cm" svg:y="26.801cm" svg:width="2cm" svg:height="0.499cm" draw:z-index="63"><draw:text-box><text:p text:style-name="MP12"><text:page-count>1</text:page-count></text:p></draw:text-box></draw:frame><draw:frame draw:style-name="Mfr19" draw:name="Врезка26" text:anchor-type="paragraph" svg:x="15.349cm" svg:y="26.801cm" svg:width="1.499cm" svg:height="0.499cm" draw:z-index="64"><draw:text-box><text:p text:style-name="MP12"><text:user-defined style:data-style-name="N0" text:name="Стадия">Р</text:user-defined></text:p></draw:text-box></draw:frame><draw:frame draw:style-name="Mfr19" draw:name="Врезка27" text:anchor-type="paragraph" svg:x="15.349cm" svg:y="26.3cm" svg:width="1.499cm" svg:height="0.499cm" draw:z-index="65"><draw:text-box><text:p text:style-name="MP12">Стадия</text:p></draw:text-box></draw:frame><draw:frame draw:style-name="Mfr19" draw:name="Врезка28" text:anchor-type="paragraph" svg:x="16.85cm" svg:y="26.3cm" svg:width="1.499cm" svg:height="0.499cm" draw:z-index="66"><draw:text-box><text:p text:style-name="MP12">Лист</text:p></draw:text-box></draw:frame><draw:frame draw:style-name="Mfr19" draw:name="Врезка29" text:anchor-type="paragraph" svg:x="18.35cm" svg:y="26.3cm" svg:width="2cm" svg:height="0.499cm" draw:z-index="67"><draw:text-box><text:p text:style-name="MP12">Листов</text:p></draw:text-box></draw:frame><draw:frame draw:style-name="Mfr20" draw:name="Врезка31" text:anchor-type="paragraph" svg:x="7.549cm" svg:y="28.3cm" svg:width="1cm" svg:height="0.499cm" draw:z-index="68"><draw:text-box><text:p text:style-name="MP12"/></draw:text-box></draw:frame><draw:frame draw:style-name="Mfr20" draw:name="Врезка32" text:anchor-type="paragraph" svg:x="6.05cm" svg:y="28.3cm" svg:width="1.499cm" svg:height="0.499cm" draw:z-index="69"><draw:text-box><text:p text:style-name="Frame_20_contents"/></draw:text-box></draw:frame><draw:frame draw:style-name="Mfr20" draw:name="Врезка33" text:anchor-type="paragraph" svg:x="4.05cm" svg:y="28.3cm" svg:width="2cm" svg:height="0.499cm" draw:z-index="70"><draw:text-box><text:p text:style-name="MP24"/></draw:text-box></draw:frame><draw:frame draw:style-name="Mfr20" draw:name="Врезка34" text:anchor-type="paragraph" svg:x="2.05cm" svg:y="28.3cm" svg:width="2cm" svg:height="0.499cm" draw:z-index="71"><draw:text-box><text:p text:style-name="MP24"/></draw:text-box></draw:frame><draw:frame draw:style-name="Mfr21" draw:name="Врезка35" text:anchor-type="paragraph" svg:x="7.549cm" svg:y="27.801cm" svg:width="1cm" svg:height="0.499cm" draw:z-index="72"><draw:text-box><text:p text:style-name="MP12"><text:user-defined style:data-style-name="N0" text:name="Дата">ММ.ГГ</text:user-defined></text:p></draw:text-box></draw:frame><draw:frame draw:style-name="Mfr22" draw:name="Врезка36" text:anchor-type="paragraph" svg:x="7.549cm" svg:y="27.3cm" svg:width="1cm" svg:height="0.499cm" draw:z-index="73"><draw:text-box><text:p text:style-name="MP12"/></draw:text-box></draw:frame><draw:frame draw:style-name="Mfr21" draw:name="Врезка38" text:anchor-type="paragraph" svg:x="7.549cm" svg:y="26.801cm" svg:width="1cm" svg:height="0.499cm" draw:z-index="74"><draw:text-box><text:p text:style-name="MP12"><text:user-defined style:data-style-name="N0" text:name="Дата">ММ.ГГ</text:user-defined></text:p></draw:text-box></draw:frame><draw:frame draw:style-name="Mfr23" draw:name="Врезка39" text:anchor-type="paragraph" svg:x="7.549cm" svg:y="26.3cm" svg:width="1cm" svg:height="0.499cm" draw:z-index="75"><draw:text-box><text:p text:style-name="MP12"><text:user-defined style:data-style-name="N0" text:name="Дата">ММ.ГГ</text:user-defined></text:p></draw:text-box></draw:frame><draw:frame draw:style-name="Mfr24" draw:name="Врезка40" text:anchor-type="paragraph" svg:x="7.549cm" svg:y="25.8cm" svg:width="1cm" svg:height="0.499cm" draw:z-index="76"><draw:text-box><text:p text:style-name="MP13">Дата</text:p></draw:text-box></draw:frame><draw:frame draw:style-name="Mfr22" draw:name="Врезка43" text:anchor-type="paragraph" svg:x="7.549cm" svg:y="25.299cm" svg:width="1cm" svg:height="0.499cm" draw:z-index="4"><draw:text-box><text:p text:style-name="MP12"/></draw:text-box></draw:frame><draw:frame draw:style-name="Mfr25" draw:name="Врезка44" text:anchor-type="paragraph" svg:x="7.549cm" svg:y="24.8cm" svg:width="1cm" svg:height="0.499cm" draw:z-index="5"><draw:text-box><text:p text:style-name="MP12"/></draw:text-box></draw:frame><draw:frame draw:style-name="Mfr22" draw:name="Врезка45" text:anchor-type="paragraph" svg:x="6.05cm" svg:y="27.801cm" svg:width="1.499cm" svg:height="0.499cm" draw:z-index="6"><draw:text-box><text:p text:style-name="MP25"/></draw:text-box></draw:frame><draw:frame draw:style-name="Mfr22" draw:name="Врезка46" text:anchor-type="paragraph" svg:x="6.05cm" svg:y="27.3cm" svg:width="1.499cm" svg:height="0.499cm" draw:z-index="7"><draw:text-box><text:p text:style-name="Frame_20_contents"/></draw:text-box></draw:frame><draw:frame draw:style-name="Mfr22" draw:name="Врезка48" text:anchor-type="paragraph" svg:x="6.05cm" svg:y="26.801cm" svg:width="1.499cm" svg:height="0.499cm" draw:z-index="8"><draw:text-box><text:p text:style-name="Frame_20_contents"/></draw:text-box></draw:frame><draw:frame draw:style-name="Mfr26" draw:name="Врезка49" text:anchor-type="paragraph" svg:x="6.05cm" svg:y="26.3cm" svg:width="1.499cm" svg:height="0.499cm" draw:z-index="9"><draw:text-box><text:p text:style-name="Frame_20_contents"/></draw:text-box></draw:frame><draw:frame draw:style-name="Mfr24" draw:name="Врезка50" text:anchor-type="paragraph" svg:x="6.05cm" svg:y="25.8cm" svg:width="1.499cm" svg:height="0.499cm" draw:z-index="10"><draw:text-box><text:p text:style-name="MP12">Подп.</text:p></draw:text-box></draw:frame><draw:frame draw:style-name="Mfr22" draw:name="Врезка53" text:anchor-type="paragraph" svg:x="6.05cm" svg:y="25.299cm" svg:width="1.499cm" svg:height="0.499cm" draw:z-index="11"><draw:text-box><text:p text:style-name="MP12"/></draw:text-box></draw:frame><draw:frame draw:style-name="Mfr25" draw:name="Врезка54" text:anchor-type="paragraph" svg:x="6.05cm" svg:y="24.8cm" svg:width="1.499cm" svg:height="0.499cm" draw:z-index="12"><draw:text-box><text:p text:style-name="MP12"/></draw:text-box></draw:frame><draw:frame draw:style-name="Mfr21" draw:name="Врезка55" text:anchor-type="paragraph" svg:x="4.05cm" svg:y="27.801cm" svg:width="2cm" svg:height="0.499cm" draw:z-index="13"><draw:text-box><text:p text:style-name="Frame_20_contents"><text:user-defined style:data-style-name="N0" text:name="Нормоконтролер">Ххххххх</text:user-defined></text:p></draw:text-box></draw:frame><draw:frame draw:style-name="Mfr22" draw:name="Врезка56" text:anchor-type="paragraph" svg:x="4.05cm" svg:y="27.3cm" svg:width="2cm" svg:height="0.499cm" draw:z-index="14"><draw:text-box><text:p text:style-name="MP24"/></draw:text-box></draw:frame><draw:frame draw:style-name="Mfr21" draw:name="Врезка58" text:anchor-type="paragraph" svg:x="4.05cm" svg:y="26.801cm" svg:width="2cm" svg:height="0.499cm" draw:z-index="15"><draw:text-box><text:p text:style-name="Frame_20_contents"><text:user-defined style:data-style-name="N0" text:name="Проверил">Ххххххххх</text:user-defined></text:p></draw:text-box></draw:frame><draw:frame draw:style-name="Mfr23" draw:name="Врезка59" text:anchor-type="paragraph" svg:x="4.05cm" svg:y="26.3cm" svg:width="2cm" svg:height="0.499cm" draw:z-index="16"><draw:text-box><text:p text:style-name="Frame_20_contents"><text:user-defined style:data-style-name="N0" text:name="Разработал">Хххххххх</text:user-defined></text:p></draw:text-box></draw:frame><draw:frame draw:style-name="Mfr24" draw:name="Врезка60" text:anchor-type="paragraph" svg:x="4.05cm" svg:y="25.8cm" svg:width="1cm" svg:height="0.499cm" draw:z-index="17"><draw:text-box><text:p text:style-name="MP13">Лист</text:p></draw:text-box></draw:frame><draw:frame draw:style-name="Mfr24" draw:name="Врезка61" text:anchor-type="paragraph" svg:x="5.05cm" svg:y="25.8cm" svg:width="1cm" svg:height="0.499cm" draw:z-index="18"><draw:text-box><text:p text:style-name="MP26">№док.</text:p></draw:text-box></draw:frame><draw:frame draw:style-name="Mfr22" draw:name="Врезка64" text:anchor-type="paragraph" svg:x="4.05cm" svg:y="25.299cm" svg:width="1cm" svg:height="0.499cm" draw:z-index="19"><draw:text-box><text:p text:style-name="MP12"/></draw:text-box></draw:frame><draw:frame draw:style-name="Mfr22" draw:name="Врезка89" text:anchor-type="paragraph" svg:x="5.05cm" svg:y="25.299cm" svg:width="1cm" svg:height="0.499cm" draw:z-index="20"><draw:text-box><text:p text:style-name="MP12"/></draw:text-box></draw:frame><draw:frame draw:style-name="Mfr25" draw:name="Врезка90" text:anchor-type="paragraph" svg:x="5.05cm" svg:y="24.8cm" svg:width="1cm" svg:height="0.499cm" draw:z-index="21"><draw:text-box><text:p text:style-name="MP12"/></draw:text-box></draw:frame><draw:frame draw:style-name="Mfr21" draw:name="Врезка91" text:anchor-type="paragraph" svg:x="2.05cm" svg:y="27.801cm" svg:width="2cm" svg:height="0.499cm" draw:z-index="22"><draw:text-box><text:p text:style-name="Frame_20_contents">Н.контр.</text:p></draw:text-box></draw:frame><draw:frame draw:style-name="Mfr22" draw:name="Врезка92" text:anchor-type="paragraph" svg:x="2.05cm" svg:y="27.3cm" svg:width="2cm" svg:height="0.499cm" draw:z-index="23"><draw:text-box><text:p text:style-name="MP24"/></draw:text-box></draw:frame><draw:frame draw:style-name="Mfr21" draw:name="Врезка94" text:anchor-type="paragraph" svg:x="2.05cm" svg:y="26.801cm" svg:width="2cm" svg:height="0.499cm" draw:z-index="24"><draw:text-box><text:p text:style-name="Frame_20_contents">Пров.</text:p></draw:text-box></draw:frame><draw:frame draw:style-name="Mfr23" draw:name="Врезка95" text:anchor-type="paragraph" svg:x="2.05cm" svg:y="26.3cm" svg:width="2cm" svg:height="0.499cm" draw:z-index="25"><draw:text-box><text:p text:style-name="Frame_20_contents">Разраб.</text:p></draw:text-box></draw:frame><draw:frame draw:style-name="Mfr24" draw:name="Врезка96" text:anchor-type="paragraph" svg:x="2.05cm" svg:y="25.8cm" svg:width="1cm" svg:height="0.499cm" draw:z-index="26"><draw:text-box><text:p text:style-name="MP12">Изм.</text:p></draw:text-box></draw:frame><draw:frame draw:style-name="Mfr24" draw:name="Врезка97" text:anchor-type="paragraph" svg:x="3.05cm" svg:y="25.8cm" svg:width="1cm" svg:height="0.499cm" draw:z-index="27"><draw:text-box><text:p text:style-name="MP13">Кол.уч</text:p></draw:text-box></draw:frame><draw:frame draw:style-name="Mfr22" draw:name="Врезка100" text:anchor-type="paragraph" svg:x="3.05cm" svg:y="25.299cm" svg:width="1cm" svg:height="0.499cm" draw:z-index="28"><draw:text-box><text:p text:style-name="MP12"/></draw:text-box></draw:frame><draw:frame draw:style-name="Mfr25" draw:name="Врезка101" text:anchor-type="paragraph" svg:x="3.05cm" svg:y="24.8cm" svg:width="1cm" svg:height="0.499cm" draw:z-index="29"><draw:text-box><text:p text:style-name="MP12"/></draw:text-box></draw:frame><draw:frame draw:style-name="Mfr22" draw:name="Врезка104" text:anchor-type="paragraph" svg:x="2.05cm" svg:y="25.299cm" svg:width="1cm" svg:height="0.499cm" draw:z-index="30"><draw:text-box><text:p text:style-name="MP12"/></draw:text-box></draw:frame><draw:frame draw:style-name="Mfr7" draw:name="Врезка105" text:anchor-type="paragraph" svg:x="19.35cm" svg:y="0.75cm" svg:width="1cm" svg:height="0.7cm" draw:z-index="31"><draw:text-box><text:p text:style-name="MP7"/></draw:text-box></draw:frame><draw:frame draw:style-name="Mfr25" draw:name="Врезка106" text:anchor-type="paragraph" svg:x="2.05cm" svg:y="24.8cm" svg:width="1cm" svg:height="0.499cm" draw:z-index="32"><draw:text-box><text:p text:style-name="MP12"/></draw:text-box></draw:frame><draw:frame draw:style-name="Mfr25" draw:name="Врезка107" text:anchor-type="paragraph" svg:x="4.05cm" svg:y="24.8cm" svg:width="1cm" svg:height="0.499cm" draw:z-index="33"><draw:text-box><text:p text:style-name="MP12"/></draw:text-box></draw:frame></text:p>
      </style:footer>
      <style:footer-left>
        <text:p text:style-name="MP17"><draw:frame draw:style-name="Mfr12" draw:name="Врезка248" text:anchor-type="paragraph" svg:x="8.55cm" svg:y="24.8cm" svg:width="11.8cm" svg:height="1.499cm" draw:z-index="0"><draw:text-box><text:p text:style-name="MP10"><text:user-defined style:data-style-name="N0" text:name="Шифр проекта">NNNN-ГГГГ-ХХ</text:user-defined></text:p></draw:text-box></draw:frame><draw:frame draw:style-name="Mfr13" draw:name="Врезка249" text:anchor-type="paragraph" svg:x="0.85cm" svg:y="26.3cm" svg:width="0.499cm" svg:height="2.499cm" draw:z-index="0"><draw:text-box><text:p text:style-name="MP18">Инв. № подл.</text:p></draw:text-box></draw:frame><draw:frame draw:style-name="Mfr14" draw:name="Врезка250" text:anchor-type="paragraph" svg:x="1.349cm" svg:y="22.8cm" svg:width="0.7cm" svg:height="3.5cm" draw:z-index="0"><draw:text-box><text:p text:style-name="MP3"/></draw:text-box></draw:frame><draw:frame draw:style-name="Mfr15" draw:name="Врезка251" text:anchor-type="paragraph" svg:x="0.85cm" svg:y="22.8cm" svg:width="0.499cm" svg:height="3.5cm" draw:z-index="0"><draw:text-box><text:p text:style-name="MP19">Подп. и дата</text:p></draw:text-box></draw:frame><draw:frame draw:style-name="Mfr15" draw:name="Врезка252" text:anchor-type="paragraph" svg:x="0.85cm" svg:y="20.301cm" svg:width="0.499cm" svg:height="2.499cm" draw:z-index="0"><draw:text-box><text:p text:style-name="MP20">Взам. инв. №</text:p></draw:text-box></draw:frame><draw:frame draw:style-name="Mfr14" draw:name="Врезка253" text:anchor-type="paragraph" svg:x="1.349cm" svg:y="20.301cm" svg:width="0.7cm" svg:height="2.499cm" draw:z-index="0"><draw:text-box><text:p text:style-name="MP3"/></draw:text-box></draw:frame><draw:frame draw:style-name="Mfr16" draw:name="Врезка254" text:anchor-type="paragraph" svg:x="1.349cm" svg:y="26.3cm" svg:width="0.7cm" svg:height="2.499cm" draw:z-index="0"><draw:text-box><text:p text:style-name="MP1"><text:user-defined style:data-style-name="N0" text:name="Инв. № подл.">NNNN-ПО-ГГ</text:user-defined><text:s text:c="2"/></text:p></draw:text-box></draw:frame><draw:frame draw:style-name="Mfr14" draw:name="Врезка255" text:anchor-type="paragraph" svg:x="1.55cm" svg:y="18.3cm" svg:width="0.499cm" svg:height="2cm" draw:z-index="0"><draw:text-box><text:p text:style-name="MP21"/></draw:text-box></draw:frame><draw:frame draw:style-name="Mfr14" draw:name="Врезка256" text:anchor-type="paragraph" svg:x="1.05cm" svg:y="18.3cm" svg:width="0.499cm" svg:height="2cm" draw:z-index="0"><draw:text-box><text:p text:style-name="MP22"/></draw:text-box></draw:frame><draw:frame draw:style-name="Mfr14" draw:name="Врезка257" text:anchor-type="paragraph" svg:x="0.55cm" svg:y="18.3cm" svg:width="0.499cm" svg:height="2cm" draw:z-index="0"><draw:text-box><text:p text:style-name="MP22"/></draw:text-box></draw:frame><draw:frame draw:style-name="Mfr17" draw:name="Врезка258" text:anchor-type="paragraph" svg:x="0cm" svg:y="13.801cm" svg:width="0.55cm" svg:height="6.5cm" draw:z-index="0"><draw:text-box><text:p text:style-name="MP23">Согласовано </text:p></draw:text-box></draw:frame><draw:frame draw:style-name="Mfr14" draw:name="Врезка259" text:anchor-type="paragraph" svg:x="1.55cm" svg:y="16.3cm" svg:width="0.499cm" svg:height="2cm" draw:z-index="0"><draw:text-box><text:p text:style-name="MP22"/></draw:text-box></draw:frame><draw:frame draw:style-name="Mfr14" draw:name="Врезка260" text:anchor-type="paragraph" svg:x="1.05cm" svg:y="16.3cm" svg:width="0.499cm" svg:height="2cm" draw:z-index="0"><draw:text-box><text:p text:style-name="MP22"/></draw:text-box></draw:frame><draw:frame draw:style-name="Mfr14" draw:name="Врезка261" text:anchor-type="paragraph" svg:x="0.55cm" svg:y="16.3cm" svg:width="0.499cm" svg:height="2cm" draw:z-index="0"><draw:text-box><text:p text:style-name="MP22"/></draw:text-box></draw:frame><draw:frame draw:style-name="Mfr14" draw:name="Врезка262" text:anchor-type="paragraph" svg:x="1.55cm" svg:y="14.801cm" svg:width="0.499cm" svg:height="1.499cm" draw:z-index="0"><draw:text-box><text:p text:style-name="MP22"/></draw:text-box></draw:frame><draw:frame draw:style-name="Mfr14" draw:name="Врезка263" text:anchor-type="paragraph" svg:x="1.05cm" svg:y="14.801cm" svg:width="0.499cm" svg:height="1.499cm" draw:z-index="0"><draw:text-box><text:p text:style-name="MP22"/></draw:text-box></draw:frame><draw:frame draw:style-name="Mfr14" draw:name="Врезка264" text:anchor-type="paragraph" svg:x="0.55cm" svg:y="14.801cm" svg:width="0.499cm" svg:height="1.499cm" draw:z-index="0"><draw:text-box><text:p text:style-name="MP22"/></draw:text-box></draw:frame><draw:frame draw:style-name="Mfr14" draw:name="Врезка265" text:anchor-type="paragraph" svg:x="1.55cm" svg:y="13.801cm" svg:width="0.499cm" svg:height="1cm" draw:z-index="0"><draw:text-box><text:p text:style-name="MP22"/></draw:text-box></draw:frame><draw:frame draw:style-name="Mfr14" draw:name="Врезка266" text:anchor-type="paragraph" svg:x="1.05cm" svg:y="13.801cm" svg:width="0.499cm" svg:height="1cm" draw:z-index="0"><draw:text-box><text:p text:style-name="MP22"/></draw:text-box></draw:frame><draw:frame draw:style-name="Mfr14" draw:name="Врезка267" text:anchor-type="paragraph" svg:x="0.55cm" svg:y="13.801cm" svg:width="0.499cm" svg:height="1cm" draw:z-index="0"><draw:text-box><text:p text:style-name="MP22"/></draw:text-box></draw:frame><draw:rect text:anchor-type="paragraph" draw:z-index="34" draw:style-name="Mgr2" draw:text-style-name="MP16" svg:width="3.705cm" svg:height="0.433cm" svg:x="14.94cm" svg:y="28.801cm"><text:p text:style-name="MP15"><text:span text:style-name="MT1">Формат А4</text:span></text:p></draw:rect><draw:rect text:anchor-type="paragraph" draw:z-index="35" draw:style-name="Mgr1" draw:text-style-name="MP6" svg:width="18.301cm" svg:height="28.05cm" svg:x="2.05cm" svg:y="0.75cm"><text:p/></draw:rect><draw:frame draw:style-name="Mfr18" draw:name="Врезка268" text:anchor-type="paragraph" svg:x="15.349cm" svg:y="27.3cm" svg:width="5.001cm" svg:height="1.499cm" draw:z-index="0"><draw:text-box><text:p text:style-name="MP12"/></draw:text-box></draw:frame><draw:frame draw:style-name="Mfr7" draw:name="Врезка269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name="Врезка270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271" text:anchor-type="paragraph" svg:x="18.35cm" svg:y="26.801cm" svg:width="2cm" svg:height="0.499cm" draw:z-index="0"><draw:text-box><text:p text:style-name="MP12"><text:page-count>1</text:page-count></text:p></draw:text-box></draw:frame><draw:frame draw:style-name="Mfr19" draw:name="Врезка272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273" text:anchor-type="paragraph" svg:x="15.349cm" svg:y="26.3cm" svg:width="1.499cm" svg:height="0.499cm" draw:z-index="0"><draw:text-box><text:p text:style-name="MP12">Стадия</text:p></draw:text-box></draw:frame><draw:frame draw:style-name="Mfr19" draw:name="Врезка274" text:anchor-type="paragraph" svg:x="16.85cm" svg:y="26.3cm" svg:width="1.499cm" svg:height="0.499cm" draw:z-index="0"><draw:text-box><text:p text:style-name="MP12">Лист</text:p></draw:text-box></draw:frame><draw:frame draw:style-name="Mfr19" draw:name="Врезка275" text:anchor-type="paragraph" svg:x="18.35cm" svg:y="26.3cm" svg:width="2cm" svg:height="0.499cm" draw:z-index="0"><draw:text-box><text:p text:style-name="MP12">Листов</text:p></draw:text-box></draw:frame><draw:frame draw:style-name="Mfr20" draw:name="Врезка276" text:anchor-type="paragraph" svg:x="7.549cm" svg:y="28.3cm" svg:width="1cm" svg:height="0.499cm" draw:z-index="0"><draw:text-box><text:p text:style-name="MP12"/></draw:text-box></draw:frame><draw:frame draw:style-name="Mfr20" draw:name="Врезка277" text:anchor-type="paragraph" svg:x="6.05cm" svg:y="28.3cm" svg:width="1.499cm" svg:height="0.499cm" draw:z-index="0"><draw:text-box><text:p text:style-name="Frame_20_contents"/></draw:text-box></draw:frame><draw:frame draw:style-name="Mfr20" draw:name="Врезка278" text:anchor-type="paragraph" svg:x="4.05cm" svg:y="28.3cm" svg:width="2cm" svg:height="0.499cm" draw:z-index="0"><draw:text-box><text:p text:style-name="MP24"/></draw:text-box></draw:frame><draw:frame draw:style-name="Mfr20" draw:name="Врезка279" text:anchor-type="paragraph" svg:x="2.05cm" svg:y="28.3cm" svg:width="2cm" svg:height="0.499cm" draw:z-index="0"><draw:text-box><text:p text:style-name="MP24"/></draw:text-box></draw:frame><draw:frame draw:style-name="Mfr21" draw:name="Врезка280" text:anchor-type="paragraph" svg:x="7.549cm" svg:y="27.801cm" svg:width="1cm" svg:height="0.499cm" draw:z-index="0"><draw:text-box><text:p text:style-name="MP12"><text:user-defined style:data-style-name="N0" text:name="Дата">ММ.ГГ</text:user-defined></text:p></draw:text-box></draw:frame><draw:frame draw:style-name="Mfr22" draw:name="Врезка281" text:anchor-type="paragraph" svg:x="7.549cm" svg:y="27.3cm" svg:width="1cm" svg:height="0.499cm" draw:z-index="0"><draw:text-box><text:p text:style-name="MP12"/></draw:text-box></draw:frame><draw:frame draw:style-name="Mfr21" draw:name="Врезка282" text:anchor-type="paragraph" svg:x="7.549cm" svg:y="26.801cm" svg:width="1cm" svg:height="0.499cm" draw:z-index="0"><draw:text-box><text:p text:style-name="MP12"><text:user-defined style:data-style-name="N0" text:name="Дата">ММ.ГГ</text:user-defined></text:p></draw:text-box></draw:frame><draw:frame draw:style-name="Mfr23" draw:name="Врезка283" text:anchor-type="paragraph" svg:x="7.549cm" svg:y="26.3cm" svg:width="1cm" svg:height="0.499cm" draw:z-index="0"><draw:text-box><text:p text:style-name="MP12"><text:user-defined style:data-style-name="N0" text:name="Дата">ММ.ГГ</text:user-defined></text:p></draw:text-box></draw:frame><draw:frame draw:style-name="Mfr24" draw:name="Врезка284" text:anchor-type="paragraph" svg:x="7.549cm" svg:y="25.8cm" svg:width="1cm" svg:height="0.499cm" draw:z-index="0"><draw:text-box><text:p text:style-name="MP13">Дата</text:p></draw:text-box></draw:frame><draw:frame draw:style-name="Mfr22" draw:name="Врезка285" text:anchor-type="paragraph" svg:x="7.549cm" svg:y="25.299cm" svg:width="1cm" svg:height="0.499cm" draw:z-index="0"><draw:text-box><text:p text:style-name="MP12"/></draw:text-box></draw:frame><draw:frame draw:style-name="Mfr25" draw:name="Врезка286" text:anchor-type="paragraph" svg:x="7.549cm" svg:y="24.8cm" svg:width="1cm" svg:height="0.499cm" draw:z-index="0"><draw:text-box><text:p text:style-name="MP12"/></draw:text-box></draw:frame><draw:frame draw:style-name="Mfr22" draw:name="Врезка287" text:anchor-type="paragraph" svg:x="6.05cm" svg:y="27.801cm" svg:width="1.499cm" svg:height="0.499cm" draw:z-index="0"><draw:text-box><text:p text:style-name="MP25"/></draw:text-box></draw:frame><draw:frame draw:style-name="Mfr22" draw:name="Врезка288" text:anchor-type="paragraph" svg:x="6.05cm" svg:y="27.3cm" svg:width="1.499cm" svg:height="0.499cm" draw:z-index="0"><draw:text-box><text:p text:style-name="Frame_20_contents"/></draw:text-box></draw:frame><draw:frame draw:style-name="Mfr22" draw:name="Врезка289" text:anchor-type="paragraph" svg:x="6.05cm" svg:y="26.801cm" svg:width="1.499cm" svg:height="0.499cm" draw:z-index="0"><draw:text-box><text:p text:style-name="Frame_20_contents"/></draw:text-box></draw:frame><draw:frame draw:style-name="Mfr26" draw:name="Врезка290" text:anchor-type="paragraph" svg:x="6.05cm" svg:y="26.3cm" svg:width="1.499cm" svg:height="0.499cm" draw:z-index="0"><draw:text-box><text:p text:style-name="Frame_20_contents"/></draw:text-box></draw:frame><draw:frame draw:style-name="Mfr24" draw:name="Врезка291" text:anchor-type="paragraph" svg:x="6.05cm" svg:y="25.8cm" svg:width="1.499cm" svg:height="0.499cm" draw:z-index="0"><draw:text-box><text:p text:style-name="MP12">Подп.</text:p></draw:text-box></draw:frame><draw:frame draw:style-name="Mfr22" draw:name="Врезка292" text:anchor-type="paragraph" svg:x="6.05cm" svg:y="25.299cm" svg:width="1.499cm" svg:height="0.499cm" draw:z-index="0"><draw:text-box><text:p text:style-name="MP12"/></draw:text-box></draw:frame><draw:frame draw:style-name="Mfr25" draw:name="Врезка293" text:anchor-type="paragraph" svg:x="6.05cm" svg:y="24.8cm" svg:width="1.499cm" svg:height="0.499cm" draw:z-index="0"><draw:text-box><text:p text:style-name="MP12"/></draw:text-box></draw:frame><draw:frame draw:style-name="Mfr21" draw:name="Врезка294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295" text:anchor-type="paragraph" svg:x="4.05cm" svg:y="27.3cm" svg:width="2cm" svg:height="0.499cm" draw:z-index="0"><draw:text-box><text:p text:style-name="MP24"/></draw:text-box></draw:frame><draw:frame draw:style-name="Mfr21" draw:name="Врезка296" text:anchor-type="paragraph" svg:x="4.05cm" svg:y="26.801cm" svg:width="2cm" svg:height="0.499cm" draw:z-index="0"><draw:text-box><text:p text:style-name="Frame_20_contents"><text:user-defined style:data-style-name="N0" text:name="Проверил">Ххххххххх</text:user-defined></text:p></draw:text-box></draw:frame><draw:frame draw:style-name="Mfr23" draw:name="Врезка297" text:anchor-type="paragraph" svg:x="4.05cm" svg:y="26.3cm" svg:width="2cm" svg:height="0.499cm" draw:z-index="0"><draw:text-box><text:p text:style-name="Frame_20_contents"><text:user-defined style:data-style-name="N0" text:name="Разработал">Хххххххх</text:user-defined></text:p></draw:text-box></draw:frame><draw:frame draw:style-name="Mfr24" draw:name="Врезка298" text:anchor-type="paragraph" svg:x="4.05cm" svg:y="25.8cm" svg:width="1cm" svg:height="0.499cm" draw:z-index="0"><draw:text-box><text:p text:style-name="MP13">Лист</text:p></draw:text-box></draw:frame><draw:frame draw:style-name="Mfr24" draw:name="Врезка299" text:anchor-type="paragraph" svg:x="5.05cm" svg:y="25.8cm" svg:width="1cm" svg:height="0.499cm" draw:z-index="0"><draw:text-box><text:p text:style-name="MP26">№док.</text:p></draw:text-box></draw:frame><draw:frame draw:style-name="Mfr22" draw:name="Врезка300" text:anchor-type="paragraph" svg:x="4.05cm" svg:y="25.299cm" svg:width="1cm" svg:height="0.499cm" draw:z-index="0"><draw:text-box><text:p text:style-name="MP12"/></draw:text-box></draw:frame><draw:frame draw:style-name="Mfr22" draw:name="Врезка301" text:anchor-type="paragraph" svg:x="5.05cm" svg:y="25.299cm" svg:width="1cm" svg:height="0.499cm" draw:z-index="0"><draw:text-box><text:p text:style-name="MP12"/></draw:text-box></draw:frame><draw:frame draw:style-name="Mfr25" draw:name="Врезка302" text:anchor-type="paragraph" svg:x="5.05cm" svg:y="24.8cm" svg:width="1cm" svg:height="0.499cm" draw:z-index="0"><draw:text-box><text:p text:style-name="MP12"/></draw:text-box></draw:frame><draw:frame draw:style-name="Mfr21" draw:name="Врезка303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304" text:anchor-type="paragraph" svg:x="2.05cm" svg:y="27.3cm" svg:width="2cm" svg:height="0.499cm" draw:z-index="0"><draw:text-box><text:p text:style-name="MP24"/></draw:text-box></draw:frame><draw:frame draw:style-name="Mfr21" draw:name="Врезка305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306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307" text:anchor-type="paragraph" svg:x="2.05cm" svg:y="25.8cm" svg:width="1cm" svg:height="0.499cm" draw:z-index="0"><draw:text-box><text:p text:style-name="MP12">Изм.</text:p></draw:text-box></draw:frame><draw:frame draw:style-name="Mfr24" draw:name="Врезка308" text:anchor-type="paragraph" svg:x="3.05cm" svg:y="25.8cm" svg:width="1cm" svg:height="0.499cm" draw:z-index="0"><draw:text-box><text:p text:style-name="MP13">Кол.уч</text:p></draw:text-box></draw:frame><draw:frame draw:style-name="Mfr22" draw:name="Врезка309" text:anchor-type="paragraph" svg:x="3.05cm" svg:y="25.299cm" svg:width="1cm" svg:height="0.499cm" draw:z-index="0"><draw:text-box><text:p text:style-name="MP12"/></draw:text-box></draw:frame><draw:frame draw:style-name="Mfr25" draw:name="Врезка310" text:anchor-type="paragraph" svg:x="3.05cm" svg:y="24.8cm" svg:width="1cm" svg:height="0.499cm" draw:z-index="0"><draw:text-box><text:p text:style-name="MP12"/></draw:text-box></draw:frame><draw:frame draw:style-name="Mfr22" draw:name="Врезка311" text:anchor-type="paragraph" svg:x="2.05cm" svg:y="25.299cm" svg:width="1cm" svg:height="0.499cm" draw:z-index="0"><draw:text-box><text:p text:style-name="MP12"/></draw:text-box></draw:frame><draw:frame draw:style-name="Mfr7" draw:name="Врезка312" text:anchor-type="paragraph" svg:x="19.35cm" svg:y="0.75cm" svg:width="1cm" svg:height="0.7cm" draw:z-index="0"><draw:text-box><text:p text:style-name="MP7"/></draw:text-box></draw:frame><draw:frame draw:style-name="Mfr25" draw:name="Врезка313" text:anchor-type="paragraph" svg:x="2.05cm" svg:y="24.8cm" svg:width="1cm" svg:height="0.499cm" draw:z-index="0"><draw:text-box><text:p text:style-name="MP12"/></draw:text-box></draw:frame><draw:frame draw:style-name="Mfr25" draw:name="Врезка314" text:anchor-type="paragraph" svg:x="4.05cm" svg:y="24.8cm" svg:width="1cm" svg:height="0.499cm" draw:z-index="0"><draw:text-box><text:p text:style-name="MP12"/></draw:text-box></draw:frame><draw:frame draw:style-name="Mfr12" draw:name="Врезка181" text:anchor-type="paragraph" svg:x="8.55cm" svg:y="24.8cm" svg:width="11.8cm" svg:height="1.499cm" draw:z-index="0"><draw:text-box><text:p text:style-name="MP10"><text:user-defined style:data-style-name="N0" text:name="Шифр проекта">NNNN-ГГГГ-ХХ</text:user-defined></text:p></draw:text-box></draw:frame><draw:frame draw:style-name="Mfr13" draw:name="Врезка182" text:anchor-type="paragraph" svg:x="0.85cm" svg:y="26.3cm" svg:width="0.499cm" svg:height="2.499cm" draw:z-index="0"><draw:text-box><text:p text:style-name="MP18">Инв. № подл.</text:p></draw:text-box></draw:frame><draw:frame draw:style-name="Mfr14" draw:name="Врезка183" text:anchor-type="paragraph" svg:x="1.349cm" svg:y="22.8cm" svg:width="0.7cm" svg:height="3.5cm" draw:z-index="0"><draw:text-box><text:p text:style-name="MP3"/></draw:text-box></draw:frame><draw:frame draw:style-name="Mfr15" draw:name="Врезка184" text:anchor-type="paragraph" svg:x="0.85cm" svg:y="22.8cm" svg:width="0.499cm" svg:height="3.5cm" draw:z-index="0"><draw:text-box><text:p text:style-name="MP19">Подп. и дата</text:p></draw:text-box></draw:frame><draw:frame draw:style-name="Mfr15" draw:name="Врезка185" text:anchor-type="paragraph" svg:x="0.85cm" svg:y="20.301cm" svg:width="0.499cm" svg:height="2.499cm" draw:z-index="0"><draw:text-box><text:p text:style-name="MP20">Взам. инв. №</text:p></draw:text-box></draw:frame><draw:frame draw:style-name="Mfr14" draw:name="Врезка186" text:anchor-type="paragraph" svg:x="1.349cm" svg:y="20.301cm" svg:width="0.7cm" svg:height="2.499cm" draw:z-index="0"><draw:text-box><text:p text:style-name="MP3"/></draw:text-box></draw:frame><draw:frame draw:style-name="Mfr16" draw:name="Врезка187" text:anchor-type="paragraph" svg:x="1.349cm" svg:y="26.3cm" svg:width="0.7cm" svg:height="2.499cm" draw:z-index="0"><draw:text-box><text:p text:style-name="MP1"><text:user-defined style:data-style-name="N0" text:name="Инв. № подл.">NNNN-ПО-ГГ</text:user-defined><text:s text:c="2"/></text:p></draw:text-box></draw:frame><draw:frame draw:style-name="Mfr14" draw:name="Врезка188" text:anchor-type="paragraph" svg:x="1.55cm" svg:y="18.3cm" svg:width="0.499cm" svg:height="2cm" draw:z-index="0"><draw:text-box><text:p text:style-name="MP21"/></draw:text-box></draw:frame><draw:frame draw:style-name="Mfr14" draw:name="Врезка189" text:anchor-type="paragraph" svg:x="1.05cm" svg:y="18.3cm" svg:width="0.499cm" svg:height="2cm" draw:z-index="0"><draw:text-box><text:p text:style-name="MP22"/></draw:text-box></draw:frame><draw:frame draw:style-name="Mfr14" draw:name="Врезка190" text:anchor-type="paragraph" svg:x="0.55cm" svg:y="18.3cm" svg:width="0.499cm" svg:height="2cm" draw:z-index="0"><draw:text-box><text:p text:style-name="MP22"/></draw:text-box></draw:frame><draw:frame draw:style-name="Mfr17" draw:name="Врезка191" text:anchor-type="paragraph" svg:x="0cm" svg:y="13.801cm" svg:width="0.55cm" svg:height="6.5cm" draw:z-index="0"><draw:text-box><text:p text:style-name="MP23">Согласовано </text:p></draw:text-box></draw:frame><draw:frame draw:style-name="Mfr14" draw:name="Врезка192" text:anchor-type="paragraph" svg:x="1.55cm" svg:y="16.3cm" svg:width="0.499cm" svg:height="2cm" draw:z-index="0"><draw:text-box><text:p text:style-name="MP22"/></draw:text-box></draw:frame><draw:frame draw:style-name="Mfr14" draw:name="Врезка193" text:anchor-type="paragraph" svg:x="1.05cm" svg:y="16.3cm" svg:width="0.499cm" svg:height="2cm" draw:z-index="0"><draw:text-box><text:p text:style-name="MP22"/></draw:text-box></draw:frame><draw:frame draw:style-name="Mfr14" draw:name="Врезка194" text:anchor-type="paragraph" svg:x="0.55cm" svg:y="16.3cm" svg:width="0.499cm" svg:height="2cm" draw:z-index="0"><draw:text-box><text:p text:style-name="MP22"/></draw:text-box></draw:frame><draw:frame draw:style-name="Mfr14" draw:name="Врезка195" text:anchor-type="paragraph" svg:x="1.55cm" svg:y="14.801cm" svg:width="0.499cm" svg:height="1.499cm" draw:z-index="0"><draw:text-box><text:p text:style-name="MP22"/></draw:text-box></draw:frame><draw:frame draw:style-name="Mfr14" draw:name="Врезка196" text:anchor-type="paragraph" svg:x="1.05cm" svg:y="14.801cm" svg:width="0.499cm" svg:height="1.499cm" draw:z-index="0"><draw:text-box><text:p text:style-name="MP22"/></draw:text-box></draw:frame><draw:frame draw:style-name="Mfr14" draw:name="Врезка197" text:anchor-type="paragraph" svg:x="0.55cm" svg:y="14.801cm" svg:width="0.499cm" svg:height="1.499cm" draw:z-index="0"><draw:text-box><text:p text:style-name="MP22"/></draw:text-box></draw:frame><draw:frame draw:style-name="Mfr14" draw:name="Врезка198" text:anchor-type="paragraph" svg:x="1.55cm" svg:y="13.801cm" svg:width="0.499cm" svg:height="1cm" draw:z-index="0"><draw:text-box><text:p text:style-name="MP22"/></draw:text-box></draw:frame><draw:frame draw:style-name="Mfr14" draw:name="Врезка199" text:anchor-type="paragraph" svg:x="1.05cm" svg:y="13.801cm" svg:width="0.499cm" svg:height="1cm" draw:z-index="0"><draw:text-box><text:p text:style-name="MP22"/></draw:text-box></draw:frame><draw:frame draw:style-name="Mfr14" draw:name="Врезка200" text:anchor-type="paragraph" svg:x="0.55cm" svg:y="13.801cm" svg:width="0.499cm" svg:height="1cm" draw:z-index="0"><draw:text-box><text:p text:style-name="MP22"/></draw:text-box></draw:frame><draw:rect text:anchor-type="paragraph" draw:z-index="2" draw:style-name="Mgr2" draw:text-style-name="MP16" svg:width="3.705cm" svg:height="0.433cm" svg:x="14.94cm" svg:y="28.801cm"><text:p text:style-name="MP15"><text:span text:style-name="MT1">Формат А4</text:span></text:p></draw:rect><draw:rect text:anchor-type="paragraph" draw:z-index="3" draw:style-name="Mgr1" draw:text-style-name="MP6" svg:width="18.301cm" svg:height="28.05cm" svg:x="2.05cm" svg:y="0.75cm"><text:p/></draw:rect><draw:frame draw:style-name="Mfr18" draw:name="Врезка201" text:anchor-type="paragraph" svg:x="15.349cm" svg:y="27.3cm" svg:width="5.001cm" svg:height="1.499cm" draw:z-index="0"><draw:text-box><text:p text:style-name="MP12"/></draw:text-box></draw:frame><draw:frame draw:style-name="Mfr7" draw:name="Врезка202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name="Врезка203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204" text:anchor-type="paragraph" svg:x="18.35cm" svg:y="26.801cm" svg:width="2cm" svg:height="0.499cm" draw:z-index="0"><draw:text-box><text:p text:style-name="MP12"><text:page-count>1</text:page-count></text:p></draw:text-box></draw:frame><draw:frame draw:style-name="Mfr19" draw:name="Врезка205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206" text:anchor-type="paragraph" svg:x="15.349cm" svg:y="26.3cm" svg:width="1.499cm" svg:height="0.499cm" draw:z-index="0"><draw:text-box><text:p text:style-name="MP12">Стадия</text:p></draw:text-box></draw:frame><draw:frame draw:style-name="Mfr19" draw:name="Врезка207" text:anchor-type="paragraph" svg:x="16.85cm" svg:y="26.3cm" svg:width="1.499cm" svg:height="0.499cm" draw:z-index="0"><draw:text-box><text:p text:style-name="MP12">Лист</text:p></draw:text-box></draw:frame><draw:frame draw:style-name="Mfr19" draw:name="Врезка208" text:anchor-type="paragraph" svg:x="18.35cm" svg:y="26.3cm" svg:width="2cm" svg:height="0.499cm" draw:z-index="0"><draw:text-box><text:p text:style-name="MP12">Листов</text:p></draw:text-box></draw:frame><draw:frame draw:style-name="Mfr20" draw:name="Врезка209" text:anchor-type="paragraph" svg:x="7.549cm" svg:y="28.3cm" svg:width="1cm" svg:height="0.499cm" draw:z-index="0"><draw:text-box><text:p text:style-name="MP12"/></draw:text-box></draw:frame><draw:frame draw:style-name="Mfr20" draw:name="Врезка210" text:anchor-type="paragraph" svg:x="6.05cm" svg:y="28.3cm" svg:width="1.499cm" svg:height="0.499cm" draw:z-index="0"><draw:text-box><text:p text:style-name="Frame_20_contents"/></draw:text-box></draw:frame><draw:frame draw:style-name="Mfr20" draw:name="Врезка211" text:anchor-type="paragraph" svg:x="4.05cm" svg:y="28.3cm" svg:width="2cm" svg:height="0.499cm" draw:z-index="0"><draw:text-box><text:p text:style-name="MP24"/></draw:text-box></draw:frame><draw:frame draw:style-name="Mfr20" draw:name="Врезка212" text:anchor-type="paragraph" svg:x="2.05cm" svg:y="28.3cm" svg:width="2cm" svg:height="0.499cm" draw:z-index="0"><draw:text-box><text:p text:style-name="MP24"/></draw:text-box></draw:frame><draw:frame draw:style-name="Mfr21" draw:name="Врезка213" text:anchor-type="paragraph" svg:x="7.549cm" svg:y="27.801cm" svg:width="1cm" svg:height="0.499cm" draw:z-index="0"><draw:text-box><text:p text:style-name="MP12"><text:user-defined style:data-style-name="N0" text:name="Дата">ММ.ГГ</text:user-defined></text:p></draw:text-box></draw:frame><draw:frame draw:style-name="Mfr22" draw:name="Врезка214" text:anchor-type="paragraph" svg:x="7.549cm" svg:y="27.3cm" svg:width="1cm" svg:height="0.499cm" draw:z-index="0"><draw:text-box><text:p text:style-name="MP12"/></draw:text-box></draw:frame><draw:frame draw:style-name="Mfr21" draw:name="Врезка215" text:anchor-type="paragraph" svg:x="7.549cm" svg:y="26.801cm" svg:width="1cm" svg:height="0.499cm" draw:z-index="0"><draw:text-box><text:p text:style-name="MP12"><text:user-defined style:data-style-name="N0" text:name="Дата">ММ.ГГ</text:user-defined></text:p></draw:text-box></draw:frame><draw:frame draw:style-name="Mfr23" draw:name="Врезка216" text:anchor-type="paragraph" svg:x="7.549cm" svg:y="26.3cm" svg:width="1cm" svg:height="0.499cm" draw:z-index="0"><draw:text-box><text:p text:style-name="MP12"><text:user-defined style:data-style-name="N0" text:name="Дата">ММ.ГГ</text:user-defined></text:p></draw:text-box></draw:frame><draw:frame draw:style-name="Mfr24" draw:name="Врезка217" text:anchor-type="paragraph" svg:x="7.549cm" svg:y="25.8cm" svg:width="1cm" svg:height="0.499cm" draw:z-index="0"><draw:text-box><text:p text:style-name="MP13">Дата</text:p></draw:text-box></draw:frame><draw:frame draw:style-name="Mfr22" draw:name="Врезка218" text:anchor-type="paragraph" svg:x="7.549cm" svg:y="25.299cm" svg:width="1cm" svg:height="0.499cm" draw:z-index="0"><draw:text-box><text:p text:style-name="MP12"/></draw:text-box></draw:frame><draw:frame draw:style-name="Mfr25" draw:name="Врезка219" text:anchor-type="paragraph" svg:x="7.549cm" svg:y="24.8cm" svg:width="1cm" svg:height="0.499cm" draw:z-index="0"><draw:text-box><text:p text:style-name="MP12"/></draw:text-box></draw:frame><draw:frame draw:style-name="Mfr22" draw:name="Врезка220" text:anchor-type="paragraph" svg:x="6.05cm" svg:y="27.801cm" svg:width="1.499cm" svg:height="0.499cm" draw:z-index="0"><draw:text-box><text:p text:style-name="MP25"/></draw:text-box></draw:frame><draw:frame draw:style-name="Mfr22" draw:name="Врезка221" text:anchor-type="paragraph" svg:x="6.05cm" svg:y="27.3cm" svg:width="1.499cm" svg:height="0.499cm" draw:z-index="0"><draw:text-box><text:p text:style-name="Frame_20_contents"/></draw:text-box></draw:frame><draw:frame draw:style-name="Mfr22" draw:name="Врезка222" text:anchor-type="paragraph" svg:x="6.05cm" svg:y="26.801cm" svg:width="1.499cm" svg:height="0.499cm" draw:z-index="0"><draw:text-box><text:p text:style-name="Frame_20_contents"/></draw:text-box></draw:frame><draw:frame draw:style-name="Mfr26" draw:name="Врезка223" text:anchor-type="paragraph" svg:x="6.05cm" svg:y="26.3cm" svg:width="1.499cm" svg:height="0.499cm" draw:z-index="0"><draw:text-box><text:p text:style-name="Frame_20_contents"/></draw:text-box></draw:frame><draw:frame draw:style-name="Mfr24" draw:name="Врезка224" text:anchor-type="paragraph" svg:x="6.05cm" svg:y="25.8cm" svg:width="1.499cm" svg:height="0.499cm" draw:z-index="0"><draw:text-box><text:p text:style-name="MP12">Подп.</text:p></draw:text-box></draw:frame><draw:frame draw:style-name="Mfr22" draw:name="Врезка225" text:anchor-type="paragraph" svg:x="6.05cm" svg:y="25.299cm" svg:width="1.499cm" svg:height="0.499cm" draw:z-index="0"><draw:text-box><text:p text:style-name="MP12"/></draw:text-box></draw:frame><draw:frame draw:style-name="Mfr25" draw:name="Врезка226" text:anchor-type="paragraph" svg:x="6.05cm" svg:y="24.8cm" svg:width="1.499cm" svg:height="0.499cm" draw:z-index="0"><draw:text-box><text:p text:style-name="MP12"/></draw:text-box></draw:frame><draw:frame draw:style-name="Mfr21" draw:name="Врезка227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228" text:anchor-type="paragraph" svg:x="4.05cm" svg:y="27.3cm" svg:width="2cm" svg:height="0.499cm" draw:z-index="0"><draw:text-box><text:p text:style-name="MP24"/></draw:text-box></draw:frame><draw:frame draw:style-name="Mfr21" draw:name="Врезка229" text:anchor-type="paragraph" svg:x="4.05cm" svg:y="26.801cm" svg:width="2cm" svg:height="0.499cm" draw:z-index="0"><draw:text-box><text:p text:style-name="Frame_20_contents"><text:user-defined style:data-style-name="N0" text:name="Проверил">Ххххххххх</text:user-defined></text:p></draw:text-box></draw:frame><draw:frame draw:style-name="Mfr23" draw:name="Врезка230" text:anchor-type="paragraph" svg:x="4.05cm" svg:y="26.3cm" svg:width="2cm" svg:height="0.499cm" draw:z-index="0"><draw:text-box><text:p text:style-name="Frame_20_contents"><text:user-defined style:data-style-name="N0" text:name="Разработал">Хххххххх</text:user-defined></text:p></draw:text-box></draw:frame><draw:frame draw:style-name="Mfr24" draw:name="Врезка231" text:anchor-type="paragraph" svg:x="4.05cm" svg:y="25.8cm" svg:width="1cm" svg:height="0.499cm" draw:z-index="0"><draw:text-box><text:p text:style-name="MP13">Лист</text:p></draw:text-box></draw:frame><draw:frame draw:style-name="Mfr24" draw:name="Врезка232" text:anchor-type="paragraph" svg:x="5.05cm" svg:y="25.8cm" svg:width="1cm" svg:height="0.499cm" draw:z-index="0"><draw:text-box><text:p text:style-name="MP26">№док.</text:p></draw:text-box></draw:frame><draw:frame draw:style-name="Mfr22" draw:name="Врезка233" text:anchor-type="paragraph" svg:x="4.05cm" svg:y="25.299cm" svg:width="1cm" svg:height="0.499cm" draw:z-index="0"><draw:text-box><text:p text:style-name="MP12"/></draw:text-box></draw:frame><draw:frame draw:style-name="Mfr22" draw:name="Врезка234" text:anchor-type="paragraph" svg:x="5.05cm" svg:y="25.299cm" svg:width="1cm" svg:height="0.499cm" draw:z-index="0"><draw:text-box><text:p text:style-name="MP12"/></draw:text-box></draw:frame><draw:frame draw:style-name="Mfr25" draw:name="Врезка235" text:anchor-type="paragraph" svg:x="5.05cm" svg:y="24.8cm" svg:width="1cm" svg:height="0.499cm" draw:z-index="0"><draw:text-box><text:p text:style-name="MP12"/></draw:text-box></draw:frame><draw:frame draw:style-name="Mfr21" draw:name="Врезка236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237" text:anchor-type="paragraph" svg:x="2.05cm" svg:y="27.3cm" svg:width="2cm" svg:height="0.499cm" draw:z-index="0"><draw:text-box><text:p text:style-name="MP24"/></draw:text-box></draw:frame><draw:frame draw:style-name="Mfr21" draw:name="Врезка238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239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240" text:anchor-type="paragraph" svg:x="2.05cm" svg:y="25.8cm" svg:width="1cm" svg:height="0.499cm" draw:z-index="0"><draw:text-box><text:p text:style-name="MP12">Изм.</text:p></draw:text-box></draw:frame><draw:frame draw:style-name="Mfr24" draw:name="Врезка241" text:anchor-type="paragraph" svg:x="3.05cm" svg:y="25.8cm" svg:width="1cm" svg:height="0.499cm" draw:z-index="0"><draw:text-box><text:p text:style-name="MP13">Кол.уч</text:p></draw:text-box></draw:frame><draw:frame draw:style-name="Mfr22" draw:name="Врезка242" text:anchor-type="paragraph" svg:x="3.05cm" svg:y="25.299cm" svg:width="1cm" svg:height="0.499cm" draw:z-index="0"><draw:text-box><text:p text:style-name="MP12"/></draw:text-box></draw:frame><draw:frame draw:style-name="Mfr25" draw:name="Врезка243" text:anchor-type="paragraph" svg:x="3.05cm" svg:y="24.8cm" svg:width="1cm" svg:height="0.499cm" draw:z-index="0"><draw:text-box><text:p text:style-name="MP12"/></draw:text-box></draw:frame><draw:frame draw:style-name="Mfr22" draw:name="Врезка244" text:anchor-type="paragraph" svg:x="2.05cm" svg:y="25.299cm" svg:width="1cm" svg:height="0.499cm" draw:z-index="0"><draw:text-box><text:p text:style-name="MP12"/></draw:text-box></draw:frame><draw:frame draw:style-name="Mfr7" draw:name="Врезка245" text:anchor-type="paragraph" svg:x="19.35cm" svg:y="0.75cm" svg:width="1cm" svg:height="0.7cm" draw:z-index="0"><draw:text-box><text:p text:style-name="MP7"/></draw:text-box></draw:frame><draw:frame draw:style-name="Mfr25" draw:name="Врезка246" text:anchor-type="paragraph" svg:x="2.05cm" svg:y="24.8cm" svg:width="1cm" svg:height="0.499cm" draw:z-index="0"><draw:text-box><text:p text:style-name="MP12"/></draw:text-box></draw:frame><draw:frame draw:style-name="Mfr25" draw:name="Врезка247" text:anchor-type="paragraph" svg:x="4.05cm" svg:y="24.8cm" svg:width="1cm" svg:height="0.499cm" draw:z-index="0"><draw:text-box><text:p text:style-name="MP12"/></draw:text-box></draw:frame><draw:frame draw:style-name="Mfr12" draw:name="Врезка114" text:anchor-type="paragraph" svg:x="8.55cm" svg:y="24.8cm" svg:width="11.8cm" svg:height="1.499cm" draw:z-index="0"><draw:text-box><text:p text:style-name="MP10"><text:user-defined style:data-style-name="N0" text:name="Шифр проекта">NNNN-ГГГГ-ХХ</text:user-defined></text:p></draw:text-box></draw:frame><draw:frame draw:style-name="Mfr13" draw:name="Врезка115" text:anchor-type="paragraph" svg:x="0.85cm" svg:y="26.3cm" svg:width="0.499cm" svg:height="2.499cm" draw:z-index="0"><draw:text-box><text:p text:style-name="MP18">Инв. № подл.</text:p></draw:text-box></draw:frame><draw:frame draw:style-name="Mfr14" draw:name="Врезка116" text:anchor-type="paragraph" svg:x="1.349cm" svg:y="22.8cm" svg:width="0.7cm" svg:height="3.5cm" draw:z-index="0"><draw:text-box><text:p text:style-name="MP3"/></draw:text-box></draw:frame><draw:frame draw:style-name="Mfr15" draw:name="Врезка117" text:anchor-type="paragraph" svg:x="0.85cm" svg:y="22.8cm" svg:width="0.499cm" svg:height="3.5cm" draw:z-index="0"><draw:text-box><text:p text:style-name="MP19">Подп. и дата</text:p></draw:text-box></draw:frame><draw:frame draw:style-name="Mfr15" draw:name="Врезка118" text:anchor-type="paragraph" svg:x="0.85cm" svg:y="20.301cm" svg:width="0.499cm" svg:height="2.499cm" draw:z-index="0"><draw:text-box><text:p text:style-name="MP20">Взам. инв. №</text:p></draw:text-box></draw:frame><draw:frame draw:style-name="Mfr14" draw:name="Врезка119" text:anchor-type="paragraph" svg:x="1.349cm" svg:y="20.301cm" svg:width="0.7cm" svg:height="2.499cm" draw:z-index="0"><draw:text-box><text:p text:style-name="MP3"/></draw:text-box></draw:frame><draw:frame draw:style-name="Mfr16" draw:name="Врезка120" text:anchor-type="paragraph" svg:x="1.349cm" svg:y="26.3cm" svg:width="0.7cm" svg:height="2.499cm" draw:z-index="0"><draw:text-box><text:p text:style-name="MP1"><text:user-defined style:data-style-name="N0" text:name="Инв. № подл.">NNNN-ПО-ГГ</text:user-defined><text:s text:c="2"/></text:p></draw:text-box></draw:frame><draw:frame draw:style-name="Mfr14" draw:name="Врезка121" text:anchor-type="paragraph" svg:x="1.55cm" svg:y="18.3cm" svg:width="0.499cm" svg:height="2cm" draw:z-index="0"><draw:text-box><text:p text:style-name="MP21"/></draw:text-box></draw:frame><draw:frame draw:style-name="Mfr14" draw:name="Врезка122" text:anchor-type="paragraph" svg:x="1.05cm" svg:y="18.3cm" svg:width="0.499cm" svg:height="2cm" draw:z-index="0"><draw:text-box><text:p text:style-name="MP22"/></draw:text-box></draw:frame><draw:frame draw:style-name="Mfr14" draw:name="Врезка123" text:anchor-type="paragraph" svg:x="0.55cm" svg:y="18.3cm" svg:width="0.499cm" svg:height="2cm" draw:z-index="0"><draw:text-box><text:p text:style-name="MP22"/></draw:text-box></draw:frame><draw:frame draw:style-name="Mfr17" draw:name="Врезка124" text:anchor-type="paragraph" svg:x="0cm" svg:y="13.801cm" svg:width="0.55cm" svg:height="6.5cm" draw:z-index="0"><draw:text-box><text:p text:style-name="MP23">Согласовано </text:p></draw:text-box></draw:frame><draw:frame draw:style-name="Mfr14" draw:name="Врезка125" text:anchor-type="paragraph" svg:x="1.55cm" svg:y="16.3cm" svg:width="0.499cm" svg:height="2cm" draw:z-index="0"><draw:text-box><text:p text:style-name="MP22"/></draw:text-box></draw:frame><draw:frame draw:style-name="Mfr14" draw:name="Врезка126" text:anchor-type="paragraph" svg:x="1.05cm" svg:y="16.3cm" svg:width="0.499cm" svg:height="2cm" draw:z-index="0"><draw:text-box><text:p text:style-name="MP22"/></draw:text-box></draw:frame><draw:frame draw:style-name="Mfr14" draw:name="Врезка127" text:anchor-type="paragraph" svg:x="0.55cm" svg:y="16.3cm" svg:width="0.499cm" svg:height="2cm" draw:z-index="0"><draw:text-box><text:p text:style-name="MP22"/></draw:text-box></draw:frame><draw:frame draw:style-name="Mfr14" draw:name="Врезка128" text:anchor-type="paragraph" svg:x="1.55cm" svg:y="14.801cm" svg:width="0.499cm" svg:height="1.499cm" draw:z-index="0"><draw:text-box><text:p text:style-name="MP22"/></draw:text-box></draw:frame><draw:frame draw:style-name="Mfr14" draw:name="Врезка129" text:anchor-type="paragraph" svg:x="1.05cm" svg:y="14.801cm" svg:width="0.499cm" svg:height="1.499cm" draw:z-index="0"><draw:text-box><text:p text:style-name="MP22"/></draw:text-box></draw:frame><draw:frame draw:style-name="Mfr14" draw:name="Врезка130" text:anchor-type="paragraph" svg:x="0.55cm" svg:y="14.801cm" svg:width="0.499cm" svg:height="1.499cm" draw:z-index="0"><draw:text-box><text:p text:style-name="MP22"/></draw:text-box></draw:frame><draw:frame draw:style-name="Mfr14" draw:name="Врезка131" text:anchor-type="paragraph" svg:x="1.55cm" svg:y="13.801cm" svg:width="0.499cm" svg:height="1cm" draw:z-index="0"><draw:text-box><text:p text:style-name="MP22"/></draw:text-box></draw:frame><draw:frame draw:style-name="Mfr14" draw:name="Врезка132" text:anchor-type="paragraph" svg:x="1.05cm" svg:y="13.801cm" svg:width="0.499cm" svg:height="1cm" draw:z-index="0"><draw:text-box><text:p text:style-name="MP22"/></draw:text-box></draw:frame><draw:frame draw:style-name="Mfr14" draw:name="Врезка133" text:anchor-type="paragraph" svg:x="0.55cm" svg:y="13.801cm" svg:width="0.499cm" svg:height="1cm" draw:z-index="0"><draw:text-box><text:p text:style-name="MP22"/></draw:text-box></draw:frame><draw:frame draw:style-name="Mfr27" draw:name="Изображение1" text:anchor-type="paragraph" svg:x="16cm" svg:y="27.351cm" svg:width="3.761cm" svg:height="1.401cm" draw:z-index="0"><draw:image xlink:href="Pictures/10000000000004AD000001BED408DAAA9691A79D.jpg" xlink:type="simple" xlink:show="embed" xlink:actuate="onLoad" loext:mime-type="image/jpeg"/></draw:frame><draw:rect text:anchor-type="paragraph" draw:z-index="0" draw:style-name="Mgr2" draw:text-style-name="MP16" svg:width="3.705cm" svg:height="0.433cm" svg:x="14.94cm" svg:y="28.801cm"><text:p text:style-name="MP15"><text:span text:style-name="MT1">Формат А4</text:span></text:p></draw:rect><draw:rect text:anchor-type="paragraph" draw:z-index="1" draw:style-name="Mgr1" draw:text-style-name="MP6" svg:width="18.301cm" svg:height="28.05cm" svg:x="2.05cm" svg:y="0.75cm"><text:p/></draw:rect><draw:frame draw:style-name="Mfr18" draw:name="Врезка134" text:anchor-type="paragraph" svg:x="15.349cm" svg:y="27.3cm" svg:width="5.001cm" svg:height="1.499cm" draw:z-index="0"><draw:text-box><text:p text:style-name="MP12"/></draw:text-box></draw:frame><draw:frame draw:style-name="Mfr7" draw:name="Врезка135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name="Врезка136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137" text:anchor-type="paragraph" svg:x="18.35cm" svg:y="26.801cm" svg:width="2cm" svg:height="0.499cm" draw:z-index="0"><draw:text-box><text:p text:style-name="MP12"><text:page-count>1</text:page-count></text:p></draw:text-box></draw:frame><draw:frame draw:style-name="Mfr19" draw:name="Врезка138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139" text:anchor-type="paragraph" svg:x="15.349cm" svg:y="26.3cm" svg:width="1.499cm" svg:height="0.499cm" draw:z-index="0"><draw:text-box><text:p text:style-name="MP12">Стадия</text:p></draw:text-box></draw:frame><draw:frame draw:style-name="Mfr19" draw:name="Врезка140" text:anchor-type="paragraph" svg:x="16.85cm" svg:y="26.3cm" svg:width="1.499cm" svg:height="0.499cm" draw:z-index="0"><draw:text-box><text:p text:style-name="MP12">Лист</text:p></draw:text-box></draw:frame><draw:frame draw:style-name="Mfr19" draw:name="Врезка141" text:anchor-type="paragraph" svg:x="18.35cm" svg:y="26.3cm" svg:width="2cm" svg:height="0.499cm" draw:z-index="0"><draw:text-box><text:p text:style-name="MP12">Листов</text:p></draw:text-box></draw:frame><draw:frame draw:style-name="Mfr20" draw:name="Врезка142" text:anchor-type="paragraph" svg:x="7.549cm" svg:y="28.3cm" svg:width="1cm" svg:height="0.499cm" draw:z-index="0"><draw:text-box><text:p text:style-name="MP12"/></draw:text-box></draw:frame><draw:frame draw:style-name="Mfr20" draw:name="Врезка143" text:anchor-type="paragraph" svg:x="6.05cm" svg:y="28.3cm" svg:width="1.499cm" svg:height="0.499cm" draw:z-index="0"><draw:text-box><text:p text:style-name="Frame_20_contents"/></draw:text-box></draw:frame><draw:frame draw:style-name="Mfr20" draw:name="Врезка144" text:anchor-type="paragraph" svg:x="4.05cm" svg:y="28.3cm" svg:width="2cm" svg:height="0.499cm" draw:z-index="0"><draw:text-box><text:p text:style-name="MP24"/></draw:text-box></draw:frame><draw:frame draw:style-name="Mfr20" draw:name="Врезка145" text:anchor-type="paragraph" svg:x="2.05cm" svg:y="28.3cm" svg:width="2cm" svg:height="0.499cm" draw:z-index="0"><draw:text-box><text:p text:style-name="MP24"/></draw:text-box></draw:frame><draw:frame draw:style-name="Mfr21" draw:name="Врезка146" text:anchor-type="paragraph" svg:x="7.549cm" svg:y="27.801cm" svg:width="1cm" svg:height="0.499cm" draw:z-index="0"><draw:text-box><text:p text:style-name="MP12"><text:user-defined style:data-style-name="N0" text:name="Дата">ММ.ГГ</text:user-defined></text:p></draw:text-box></draw:frame><draw:frame draw:style-name="Mfr22" draw:name="Врезка147" text:anchor-type="paragraph" svg:x="7.549cm" svg:y="27.3cm" svg:width="1cm" svg:height="0.499cm" draw:z-index="0"><draw:text-box><text:p text:style-name="MP12"/></draw:text-box></draw:frame><draw:frame draw:style-name="Mfr21" draw:name="Врезка148" text:anchor-type="paragraph" svg:x="7.549cm" svg:y="26.801cm" svg:width="1cm" svg:height="0.499cm" draw:z-index="0"><draw:text-box><text:p text:style-name="MP12"><text:user-defined style:data-style-name="N0" text:name="Дата">ММ.ГГ</text:user-defined></text:p></draw:text-box></draw:frame><draw:frame draw:style-name="Mfr23" draw:name="Врезка149" text:anchor-type="paragraph" svg:x="7.549cm" svg:y="26.3cm" svg:width="1cm" svg:height="0.499cm" draw:z-index="0"><draw:text-box><text:p text:style-name="MP12"><text:user-defined style:data-style-name="N0" text:name="Дата">ММ.ГГ</text:user-defined></text:p></draw:text-box></draw:frame><draw:frame draw:style-name="Mfr24" draw:name="Врезка150" text:anchor-type="paragraph" svg:x="7.549cm" svg:y="25.8cm" svg:width="1cm" svg:height="0.499cm" draw:z-index="0"><draw:text-box><text:p text:style-name="MP13">Дата</text:p></draw:text-box></draw:frame><draw:frame draw:style-name="Mfr22" draw:name="Врезка151" text:anchor-type="paragraph" svg:x="7.549cm" svg:y="25.299cm" svg:width="1cm" svg:height="0.499cm" draw:z-index="0"><draw:text-box><text:p text:style-name="MP12"/></draw:text-box></draw:frame><draw:frame draw:style-name="Mfr25" draw:name="Врезка152" text:anchor-type="paragraph" svg:x="7.549cm" svg:y="24.8cm" svg:width="1cm" svg:height="0.499cm" draw:z-index="0"><draw:text-box><text:p text:style-name="MP12"/></draw:text-box></draw:frame><draw:frame draw:style-name="Mfr22" draw:name="Врезка153" text:anchor-type="paragraph" svg:x="6.05cm" svg:y="27.801cm" svg:width="1.499cm" svg:height="0.499cm" draw:z-index="0"><draw:text-box><text:p text:style-name="MP25"/></draw:text-box></draw:frame><draw:frame draw:style-name="Mfr22" draw:name="Врезка154" text:anchor-type="paragraph" svg:x="6.05cm" svg:y="27.3cm" svg:width="1.499cm" svg:height="0.499cm" draw:z-index="0"><draw:text-box><text:p text:style-name="Frame_20_contents"/></draw:text-box></draw:frame><draw:frame draw:style-name="Mfr22" draw:name="Врезка155" text:anchor-type="paragraph" svg:x="6.05cm" svg:y="26.801cm" svg:width="1.499cm" svg:height="0.499cm" draw:z-index="0"><draw:text-box><text:p text:style-name="Frame_20_contents"/></draw:text-box></draw:frame><draw:frame draw:style-name="Mfr26" draw:name="Врезка156" text:anchor-type="paragraph" svg:x="6.05cm" svg:y="26.3cm" svg:width="1.499cm" svg:height="0.499cm" draw:z-index="0"><draw:text-box><text:p text:style-name="Frame_20_contents"/></draw:text-box></draw:frame><draw:frame draw:style-name="Mfr24" draw:name="Врезка157" text:anchor-type="paragraph" svg:x="6.05cm" svg:y="25.8cm" svg:width="1.499cm" svg:height="0.499cm" draw:z-index="0"><draw:text-box><text:p text:style-name="MP12">Подп.</text:p></draw:text-box></draw:frame><draw:frame draw:style-name="Mfr22" draw:name="Врезка158" text:anchor-type="paragraph" svg:x="6.05cm" svg:y="25.299cm" svg:width="1.499cm" svg:height="0.499cm" draw:z-index="0"><draw:text-box><text:p text:style-name="MP12"/></draw:text-box></draw:frame><draw:frame draw:style-name="Mfr25" draw:name="Врезка159" text:anchor-type="paragraph" svg:x="6.05cm" svg:y="24.8cm" svg:width="1.499cm" svg:height="0.499cm" draw:z-index="0"><draw:text-box><text:p text:style-name="MP12"/></draw:text-box></draw:frame><draw:frame draw:style-name="Mfr21" draw:name="Врезка160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161" text:anchor-type="paragraph" svg:x="4.05cm" svg:y="27.3cm" svg:width="2cm" svg:height="0.499cm" draw:z-index="0"><draw:text-box><text:p text:style-name="MP24"/></draw:text-box></draw:frame><draw:frame draw:style-name="Mfr21" draw:name="Врезка162" text:anchor-type="paragraph" svg:x="4.05cm" svg:y="26.801cm" svg:width="2cm" svg:height="0.499cm" draw:z-index="0"><draw:text-box><text:p text:style-name="Frame_20_contents"><text:user-defined style:data-style-name="N0" text:name="Проверил">Ххххххххх</text:user-defined></text:p></draw:text-box></draw:frame><draw:frame draw:style-name="Mfr23" draw:name="Врезка163" text:anchor-type="paragraph" svg:x="4.05cm" svg:y="26.3cm" svg:width="2cm" svg:height="0.499cm" draw:z-index="0"><draw:text-box><text:p text:style-name="Frame_20_contents"><text:user-defined style:data-style-name="N0" text:name="Разработал">Хххххххх</text:user-defined></text:p></draw:text-box></draw:frame><draw:frame draw:style-name="Mfr24" draw:name="Врезка164" text:anchor-type="paragraph" svg:x="4.05cm" svg:y="25.8cm" svg:width="1cm" svg:height="0.499cm" draw:z-index="0"><draw:text-box><text:p text:style-name="MP13">Лист</text:p></draw:text-box></draw:frame><draw:frame draw:style-name="Mfr24" draw:name="Врезка165" text:anchor-type="paragraph" svg:x="5.05cm" svg:y="25.8cm" svg:width="1cm" svg:height="0.499cm" draw:z-index="0"><draw:text-box><text:p text:style-name="MP26">№док.</text:p></draw:text-box></draw:frame><draw:frame draw:style-name="Mfr22" draw:name="Врезка166" text:anchor-type="paragraph" svg:x="4.05cm" svg:y="25.299cm" svg:width="1cm" svg:height="0.499cm" draw:z-index="0"><draw:text-box><text:p text:style-name="MP12"/></draw:text-box></draw:frame><draw:frame draw:style-name="Mfr22" draw:name="Врезка167" text:anchor-type="paragraph" svg:x="5.05cm" svg:y="25.299cm" svg:width="1cm" svg:height="0.499cm" draw:z-index="0"><draw:text-box><text:p text:style-name="MP12"/></draw:text-box></draw:frame><draw:frame draw:style-name="Mfr25" draw:name="Врезка168" text:anchor-type="paragraph" svg:x="5.05cm" svg:y="24.8cm" svg:width="1cm" svg:height="0.499cm" draw:z-index="0"><draw:text-box><text:p text:style-name="MP12"/></draw:text-box></draw:frame><draw:frame draw:style-name="Mfr21" draw:name="Врезка169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170" text:anchor-type="paragraph" svg:x="2.05cm" svg:y="27.3cm" svg:width="2cm" svg:height="0.499cm" draw:z-index="0"><draw:text-box><text:p text:style-name="MP24"/></draw:text-box></draw:frame><draw:frame draw:style-name="Mfr21" draw:name="Врезка171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172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173" text:anchor-type="paragraph" svg:x="2.05cm" svg:y="25.8cm" svg:width="1cm" svg:height="0.499cm" draw:z-index="0"><draw:text-box><text:p text:style-name="MP12">Изм.</text:p></draw:text-box></draw:frame><draw:frame draw:style-name="Mfr24" draw:name="Врезка174" text:anchor-type="paragraph" svg:x="3.05cm" svg:y="25.8cm" svg:width="1cm" svg:height="0.499cm" draw:z-index="0"><draw:text-box><text:p text:style-name="MP13">Кол.уч</text:p></draw:text-box></draw:frame><draw:frame draw:style-name="Mfr22" draw:name="Врезка175" text:anchor-type="paragraph" svg:x="3.05cm" svg:y="25.299cm" svg:width="1cm" svg:height="0.499cm" draw:z-index="0"><draw:text-box><text:p text:style-name="MP12"/></draw:text-box></draw:frame><draw:frame draw:style-name="Mfr25" draw:name="Врезка176" text:anchor-type="paragraph" svg:x="3.05cm" svg:y="24.8cm" svg:width="1cm" svg:height="0.499cm" draw:z-index="0"><draw:text-box><text:p text:style-name="MP12"/></draw:text-box></draw:frame><draw:frame draw:style-name="Mfr22" draw:name="Врезка177" text:anchor-type="paragraph" svg:x="2.05cm" svg:y="25.299cm" svg:width="1cm" svg:height="0.499cm" draw:z-index="0"><draw:text-box><text:p text:style-name="MP12"/></draw:text-box></draw:frame><draw:frame draw:style-name="Mfr7" draw:name="Врезка178" text:anchor-type="paragraph" svg:x="19.35cm" svg:y="0.75cm" svg:width="1cm" svg:height="0.7cm" draw:z-index="0"><draw:text-box><text:p text:style-name="MP7"/></draw:text-box></draw:frame><draw:frame draw:style-name="Mfr25" draw:name="Врезка179" text:anchor-type="paragraph" svg:x="2.05cm" svg:y="24.8cm" svg:width="1cm" svg:height="0.499cm" draw:z-index="0"><draw:text-box><text:p text:style-name="MP12"/></draw:text-box></draw:frame><draw:frame draw:style-name="Mfr25" draw:name="Врезка180" text:anchor-type="paragraph" svg:x="4.05cm" svg:y="24.8cm" svg:width="1cm" svg:height="0.499cm" draw:z-index="0"><draw:text-box><text:p text:style-name="MP12"/></draw:text-box></draw:frame></text:p>
      </style:footer-left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11:21:37.290000000</meta:creation-date>
    <dc:date>2017-10-10T00:29:05.046711062</dc:date>
    <meta:editing-duration>PT6H6M28S</meta:editing-duration>
    <meta:editing-cycles>123</meta:editing-cycles>
    <meta:generator>LibreOffice/5.4.2.2$Linux_X86_64 LibreOffice_project/40m0$Build-2</meta:generator>
    <meta:print-date>2012-07-19T13:10:25.490000000</meta:print-date>
    <meta:keyword>А4 Приложение</meta:keyword>
    <dc:title>А4 Приложение</dc:title>
    <meta:document-statistic meta:table-count="1" meta:image-count="1" meta:object-count="0" meta:page-count="1" meta:paragraph-count="170" meta:word-count="222" meta:character-count="1416" meta:non-whitespace-character-count="1350"/>
    <meta:user-defined meta:name="Дата">ММ.ГГ</meta:user-defined>
    <meta:user-defined meta:name="Инв. № подл.">NNNN-ПО-ГГ</meta:user-defined>
    <meta:user-defined meta:name="Наименование приложения">Наименование приложения</meta:user-defined>
    <meta:user-defined meta:name="Номер приложения">Х</meta:user-defined>
    <meta:user-defined meta:name="Нормоконтролер" meta:value-type="string">Ххххххх</meta:user-defined>
    <meta:user-defined meta:name="Проверил" meta:value-type="string">Ххххххххх</meta:user-defined>
    <meta:user-defined meta:name="Разработал" meta:value-type="string">Хххххххх</meta:user-defined>
    <meta:user-defined meta:name="Стадия" meta:value-type="string">Р</meta:user-defined>
    <meta:user-defined meta:name="Шифр проекта" meta:value-type="string">NNNN-ГГГГ-ХХ</meta:user-defined>
  </office:meta>
</office:document-meta>
</file>